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Default"/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([.A2]-2)+([.B2]-2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F2]-2)+([.G2]-2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L2]-2)+([.M2]-2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R2]-2)+([.S2]-2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([.X2]-2)+([.Y2]-2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2*([.B3]-2)*([.A3]-2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formula="of:=2*([.F3]-2)*([.G3]-2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2*([.L3]-2)*([.M3]-2)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table:formula="of:=2*([.R3]-2)*([.S3]-2)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formula="of:=2*([.X3]-2)*([.Y3]-2)" office:value-type="float" office:value="64" calcext:value-type="float">
            <text:p>6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([.B4]-3)*([.B4]-2)*([.A4]-2)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table:formula="of:=([.F4]-2)*([.G4]-2)+2*([.G4]-3)*([.F4]-2)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A13]-2)+([.B13]-2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([.F13]-2)+([.G13]-2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L13]-2)+([.M13]-2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R13]-2)+([.S13]-2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([.X13]-2)+([.Y13]-2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2*([.B14]-2)*([.A14]-2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2*([.F14]-2)*([.G14]-2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2*([.L14]-2)*([.M14]-2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2*([.R14]-2)*([.S14]-2)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formula="of:=2*([.X14]-2)*([.Y14]-2)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([.B15]-3)*([.B15]-2)*([.A15]-2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([.F15]-2)*([.G15]-2)+2*([.G15]-3)*([.F15]-2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([.L15]-2)*([.M15]-2)+2*([.M15]-3)*([.L15]-2)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table:formula="of:=[.$E15]+([.S15]-2)*3*([.S15]-5)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table:formula="of:=[.$E15]+([.Y15]-2)*3*([.Y15]-5)" office:value-type="float" office:value="102" calcext:value-type="float">
            <text:p>10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26" calcext:value-type="float">
            <text:p>12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[.A22]-2)+([.B22]-2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F22]-2)+([.G22]-2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L22]-2)+([.M22]-2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([.R22]-2)+([.S22]-2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X22]-2)+([.Y22]-2)"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2*([.B23]-2)*([.A23]-2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2*([.F23]-2)*([.G23]-2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2*([.L23]-2)*([.M23]-2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2*([.R23]-2)*([.S23]-2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2*([.X23]-2)*([.Y23]-2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[.B24]-3)*([.B24]-2)*([.A24]-2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([.F24]-2)*([.G24]-2)+2*([.G24]-3)*([.F24]-2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([.L24]-2)*([.M24]-2)+([.L24]-2)*([.M24]-3)*([.M24]-4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$E24]+([.R24]-3)*[.S24]*([.S24]-[.R24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$E24]+([.X24]-3)*[.Y24]*([.Y24]-[.X24])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A29]-2)+([.B29]-2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F29]-2)+([.G29]-2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L29]-2)+([.M29]-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R29]-2)+([.S29]-2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X29]-2)+([.Y29]-2)"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2*([.B30]-2)*([.A30]-2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2*([.F30]-2)*([.G30]-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2*([.L30]-2)*([.M30]-2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2*([.R30]-2)*([.S30]-2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2*([.X30]-2)*([.Y30]-2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F34]-2)+([.G34]-2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L34]-2)+([.M34]-2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R34]-2)+([.S34]-2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X34]-2)+([.Y34]-2)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table:style-name="Default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1"/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 table:number-rows-repeated="1048392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5" table:style-name="ta1">
        <table:table-column table:style-name="co2" table:number-columns-repeated="3" table:default-cell-style-name="ce2"/>
        <table:table-column table:style-name="co2" table:number-columns-repeated="11" table:default-cell-style-name="ce3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3]" office:value-type="float" office:value="4" calcext:value-type="float">
            <text:p>4</text:p>
          </table:table-cell>
          <table:table-cell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formula="of:=2*[.D4]-[.C4]+([.$B4]-2)^2" office:value-type="float" office:value="34" calcext:value-type="float">
            <text:p>34</text:p>
          </table:table-cell>
          <table:table-cell table:formula="of:=2*[.E4]-[.D4]+([.$B4]-2)^2" office:value-type="float" office:value="52" calcext:value-type="float">
            <text:p>52</text:p>
          </table:table-cell>
          <table:table-cell table:formula="of:=2*[.F4]-[.E4]+([.$B4]-2)^2" office:value-type="float" office:value="74" calcext:value-type="float">
            <text:p>74</text:p>
          </table:table-cell>
          <table:table-cell table:formula="of:=2*[.G4]-[.F4]+([.$B4]-2)^2" office:value-type="float" office:value="100" calcext:value-type="float">
            <text:p>100</text:p>
          </table:table-cell>
          <table:table-cell table:formula="of:=2*[.H4]-[.G4]+([.$B4]-2)^2" office:value-type="float" office:value="130" calcext:value-type="float">
            <text:p>130</text:p>
          </table:table-cell>
          <table:table-cell table:formula="of:=2*[.I4]-[.H4]+([.$B4]-2)^2" office:value-type="float" office:value="164" calcext:value-type="float">
            <text:p>164</text:p>
          </table:table-cell>
          <table:table-cell table:formula="of:=2*[.J4]-[.I4]+([.$B4]-2)^2" office:value-type="float" office:value="202" calcext:value-type="float">
            <text:p>202</text:p>
          </table:table-cell>
          <table:table-cell table:formula="of:=2*[.K4]-[.J4]+([.$B4]-2)^2" office:value-type="float" office:value="244" calcext:value-type="float">
            <text:p>244</text:p>
          </table:table-cell>
          <table:table-cell table:formula="of:=2*[.L4]-[.K4]+([.$B4]-2)^2" office:value-type="float" office:value="290" calcext:value-type="float">
            <text:p>290</text:p>
          </table:table-cell>
          <table:table-cell table:formula="of:=2*[.M4]-[.L4]+([.$B4]-2)^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+[.B4]" office:value-type="float" office:value="5" calcext:value-type="float">
            <text:p>5</text:p>
          </table:table-cell>
          <table:table-cell table:formula="of:=[.B5]+[.C4]" office:value-type="float" office:value="15" calcext:value-type="float">
            <text:p>15</text:p>
          </table:table-cell>
          <table:table-cell table:formula="of:=2*[.C5]-[.B5]+([.$B5]-2)^2" office:value-type="float" office:value="34" calcext:value-type="float">
            <text:p>34</text:p>
          </table:table-cell>
          <table:table-cell table:formula="of:=2*[.D5]-[.C5]+([.$B5]-2)^2" office:value-type="float" office:value="62" calcext:value-type="float">
            <text:p>62</text:p>
          </table:table-cell>
          <table:table-cell table:formula="of:=2*[.E5]-[.D5]+([.$B5]-2)^2" office:value-type="float" office:value="99" calcext:value-type="float">
            <text:p>99</text:p>
          </table:table-cell>
          <table:table-cell table:formula="of:=2*[.F5]-[.E5]+([.$B5]-2)^2" office:value-type="float" office:value="145" calcext:value-type="float">
            <text:p>145</text:p>
          </table:table-cell>
          <table:table-cell table:formula="of:=2*[.G5]-[.F5]+([.$B5]-2)^2" office:value-type="float" office:value="200" calcext:value-type="float">
            <text:p>200</text:p>
          </table:table-cell>
          <table:table-cell table:formula="of:=2*[.H5]-[.G5]+([.$B5]-2)^2" office:value-type="float" office:value="264" calcext:value-type="float">
            <text:p>264</text:p>
          </table:table-cell>
          <table:table-cell table:formula="of:=2*[.I5]-[.H5]+([.$B5]-2)^2" office:value-type="float" office:value="337" calcext:value-type="float">
            <text:p>337</text:p>
          </table:table-cell>
          <table:table-cell table:formula="of:=2*[.J5]-[.I5]+([.$B5]-2)^2" office:value-type="float" office:value="419" calcext:value-type="float">
            <text:p>419</text:p>
          </table:table-cell>
          <table:table-cell table:formula="of:=2*[.K5]-[.J5]+([.$B5]-2)^2" office:value-type="float" office:value="510" calcext:value-type="float">
            <text:p>510</text:p>
          </table:table-cell>
          <table:table-cell table:formula="of:=2*[.L5]-[.K5]+([.$B5]-2)^2" office:value-type="float" office:value="610" calcext:value-type="float">
            <text:p>610</text:p>
          </table:table-cell>
          <table:table-cell table:formula="of:=2*[.M5]-[.L5]+([.$B5]-2)^2"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+[.B5]" office:value-type="float" office:value="6" calcext:value-type="float">
            <text:p>6</text:p>
          </table:table-cell>
          <table:table-cell table:formula="of:=[.B6]+[.C5]" office:value-type="float" office:value="21" calcext:value-type="float">
            <text:p>21</text:p>
          </table:table-cell>
          <table:table-cell table:formula="of:=2*[.C6]-[.B6]+([.$B6]-2)^2" office:value-type="float" office:value="52" calcext:value-type="float">
            <text:p>52</text:p>
          </table:table-cell>
          <table:table-cell table:formula="of:=2*[.D6]-[.C6]+([.$B6]-2)^2" office:value-type="float" office:value="99" calcext:value-type="float">
            <text:p>99</text:p>
          </table:table-cell>
          <table:table-cell table:formula="of:=2*[.E6]-[.D6]+([.$B6]-2)^2" office:value-type="float" office:value="162" calcext:value-type="float">
            <text:p>162</text:p>
          </table:table-cell>
          <table:table-cell table:formula="of:=2*[.F6]-[.E6]+([.$B6]-2)^2" office:value-type="float" office:value="241" calcext:value-type="float">
            <text:p>241</text:p>
          </table:table-cell>
          <table:table-cell table:formula="of:=2*[.G6]-[.F6]+([.$B6]-2)^2" office:value-type="float" office:value="336" calcext:value-type="float">
            <text:p>336</text:p>
          </table:table-cell>
          <table:table-cell table:formula="of:=2*[.H6]-[.G6]+([.$B6]-2)^2" office:value-type="float" office:value="447" calcext:value-type="float">
            <text:p>447</text:p>
          </table:table-cell>
          <table:table-cell table:formula="of:=2*[.I6]-[.H6]+([.$B6]-2)^2" office:value-type="float" office:value="574" calcext:value-type="float">
            <text:p>574</text:p>
          </table:table-cell>
          <table:table-cell table:formula="of:=2*[.J6]-[.I6]+([.$B6]-2)^2" office:value-type="float" office:value="717" calcext:value-type="float">
            <text:p>717</text:p>
          </table:table-cell>
          <table:table-cell table:formula="of:=2*[.K6]-[.J6]+([.$B6]-2)^2" office:value-type="float" office:value="876" calcext:value-type="float">
            <text:p>876</text:p>
          </table:table-cell>
          <table:table-cell table:formula="of:=2*[.L6]-[.K6]+([.$B6]-2)^2" office:value-type="float" office:value="1051" calcext:value-type="float">
            <text:p>1051</text:p>
          </table:table-cell>
          <table:table-cell table:formula="of:=2*[.M6]-[.L6]+([.$B6]-2)^2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+[.B6]" office:value-type="float" office:value="7" calcext:value-type="float">
            <text:p>7</text:p>
          </table:table-cell>
          <table:table-cell table:formula="of:=[.B7]+[.C6]" office:value-type="float" office:value="28" calcext:value-type="float">
            <text:p>28</text:p>
          </table:table-cell>
          <table:table-cell table:formula="of:=2*[.C7]-[.B7]+([.$B7]-2)^2" office:value-type="float" office:value="74" calcext:value-type="float">
            <text:p>74</text:p>
          </table:table-cell>
          <table:table-cell table:formula="of:=2*[.D7]-[.C7]+([.$B7]-2)^2" office:value-type="float" office:value="145" calcext:value-type="float">
            <text:p>145</text:p>
          </table:table-cell>
          <table:table-cell table:formula="of:=2*[.E7]-[.D7]+([.$B7]-2)^2" office:value-type="float" office:value="241" calcext:value-type="float">
            <text:p>241</text:p>
          </table:table-cell>
          <table:table-cell table:formula="of:=2*[.F7]-[.E7]+([.$B7]-2)^2" office:value-type="float" office:value="362" calcext:value-type="float">
            <text:p>362</text:p>
          </table:table-cell>
          <table:table-cell table:formula="of:=2*[.G7]-[.F7]+([.$B7]-2)^2" office:value-type="float" office:value="508" calcext:value-type="float">
            <text:p>508</text:p>
          </table:table-cell>
          <table:table-cell table:formula="of:=2*[.H7]-[.G7]+([.$B7]-2)^2" office:value-type="float" office:value="679" calcext:value-type="float">
            <text:p>679</text:p>
          </table:table-cell>
          <table:table-cell table:formula="of:=2*[.I7]-[.H7]+([.$B7]-2)^2" office:value-type="float" office:value="875" calcext:value-type="float">
            <text:p>875</text:p>
          </table:table-cell>
          <table:table-cell table:formula="of:=2*[.J7]-[.I7]+([.$B7]-2)^2" office:value-type="float" office:value="1096" calcext:value-type="float">
            <text:p>1096</text:p>
          </table:table-cell>
          <table:table-cell table:formula="of:=2*[.K7]-[.J7]+([.$B7]-2)^2" office:value-type="float" office:value="1342" calcext:value-type="float">
            <text:p>1342</text:p>
          </table:table-cell>
          <table:table-cell table:formula="of:=2*[.L7]-[.K7]+([.$B7]-2)^2" office:value-type="float" office:value="1613" calcext:value-type="float">
            <text:p>1613</text:p>
          </table:table-cell>
          <table:table-cell table:formula="of:=2*[.M7]-[.L7]+([.$B7]-2)^2"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+[.B7]" office:value-type="float" office:value="8" calcext:value-type="float">
            <text:p>8</text:p>
          </table:table-cell>
          <table:table-cell table:formula="of:=[.B8]+[.C7]" office:value-type="float" office:value="36" calcext:value-type="float">
            <text:p>36</text:p>
          </table:table-cell>
          <table:table-cell table:formula="of:=2*[.C8]-[.B8]+([.$B8]-2)^2" office:value-type="float" office:value="100" calcext:value-type="float">
            <text:p>100</text:p>
          </table:table-cell>
          <table:table-cell table:formula="of:=2*[.D8]-[.C8]+([.$B8]-2)^2" office:value-type="float" office:value="200" calcext:value-type="float">
            <text:p>200</text:p>
          </table:table-cell>
          <table:table-cell table:formula="of:=2*[.E8]-[.D8]+([.$B8]-2)^2" office:value-type="float" office:value="336" calcext:value-type="float">
            <text:p>336</text:p>
          </table:table-cell>
          <table:table-cell table:formula="of:=2*[.F8]-[.E8]+([.$B8]-2)^2" office:value-type="float" office:value="508" calcext:value-type="float">
            <text:p>508</text:p>
          </table:table-cell>
          <table:table-cell table:formula="of:=2*[.G8]-[.F8]+([.$B8]-2)^2" office:value-type="float" office:value="716" calcext:value-type="float">
            <text:p>716</text:p>
          </table:table-cell>
          <table:table-cell table:formula="of:=2*[.H8]-[.G8]+([.$B8]-2)^2" office:value-type="float" office:value="960" calcext:value-type="float">
            <text:p>960</text:p>
          </table:table-cell>
          <table:table-cell table:formula="of:=2*[.I8]-[.H8]+([.$B8]-2)^2" office:value-type="float" office:value="1240" calcext:value-type="float">
            <text:p>1240</text:p>
          </table:table-cell>
          <table:table-cell table:formula="of:=2*[.J8]-[.I8]+([.$B8]-2)^2" office:value-type="float" office:value="1556" calcext:value-type="float">
            <text:p>1556</text:p>
          </table:table-cell>
          <table:table-cell table:formula="of:=2*[.K8]-[.J8]+([.$B8]-2)^2" office:value-type="float" office:value="1908" calcext:value-type="float">
            <text:p>1908</text:p>
          </table:table-cell>
          <table:table-cell table:formula="of:=2*[.L8]-[.K8]+([.$B8]-2)^2" office:value-type="float" office:value="2296" calcext:value-type="float">
            <text:p>2296</text:p>
          </table:table-cell>
          <table:table-cell table:formula="of:=2*[.M8]-[.L8]+([.$B8]-2)^2"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+[.B8]" office:value-type="float" office:value="9" calcext:value-type="float">
            <text:p>9</text:p>
          </table:table-cell>
          <table:table-cell table:formula="of:=[.B9]+[.C8]" office:value-type="float" office:value="45" calcext:value-type="float">
            <text:p>45</text:p>
          </table:table-cell>
          <table:table-cell table:formula="of:=2*[.C9]-[.B9]+([.$B9]-2)^2" office:value-type="float" office:value="130" calcext:value-type="float">
            <text:p>130</text:p>
          </table:table-cell>
          <table:table-cell table:formula="of:=2*[.D9]-[.C9]+([.$B9]-2)^2" office:value-type="float" office:value="264" calcext:value-type="float">
            <text:p>264</text:p>
          </table:table-cell>
          <table:table-cell table:formula="of:=2*[.E9]-[.D9]+([.$B9]-2)^2" office:value-type="float" office:value="447" calcext:value-type="float">
            <text:p>447</text:p>
          </table:table-cell>
          <table:table-cell table:formula="of:=2*[.F9]-[.E9]+([.$B9]-2)^2" office:value-type="float" office:value="679" calcext:value-type="float">
            <text:p>679</text:p>
          </table:table-cell>
          <table:table-cell table:formula="of:=2*[.G9]-[.F9]+([.$B9]-2)^2" office:value-type="float" office:value="960" calcext:value-type="float">
            <text:p>960</text:p>
          </table:table-cell>
          <table:table-cell table:formula="of:=2*[.H9]-[.G9]+([.$B9]-2)^2" office:value-type="float" office:value="1290" calcext:value-type="float">
            <text:p>1290</text:p>
          </table:table-cell>
          <table:table-cell table:formula="of:=2*[.I9]-[.H9]+([.$B9]-2)^2" office:value-type="float" office:value="1669" calcext:value-type="float">
            <text:p>1669</text:p>
          </table:table-cell>
          <table:table-cell table:formula="of:=2*[.J9]-[.I9]+([.$B9]-2)^2" office:value-type="float" office:value="2097" calcext:value-type="float">
            <text:p>2097</text:p>
          </table:table-cell>
          <table:table-cell table:formula="of:=2*[.K9]-[.J9]+([.$B9]-2)^2" office:value-type="float" office:value="2574" calcext:value-type="float">
            <text:p>2574</text:p>
          </table:table-cell>
          <table:table-cell table:formula="of:=2*[.L9]-[.K9]+([.$B9]-2)^2" office:value-type="float" office:value="3100" calcext:value-type="float">
            <text:p>3100</text:p>
          </table:table-cell>
          <table:table-cell table:formula="of:=2*[.M9]-[.L9]+([.$B9]-2)^2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+[.B9]" office:value-type="float" office:value="10" calcext:value-type="float">
            <text:p>10</text:p>
          </table:table-cell>
          <table:table-cell table:formula="of:=[.B10]+[.C9]" office:value-type="float" office:value="55" calcext:value-type="float">
            <text:p>55</text:p>
          </table:table-cell>
          <table:table-cell table:formula="of:=2*[.C10]-[.B10]+([.$B10]-2)^2" office:value-type="float" office:value="164" calcext:value-type="float">
            <text:p>164</text:p>
          </table:table-cell>
          <table:table-cell table:formula="of:=2*[.D10]-[.C10]+([.$B10]-2)^2" office:value-type="float" office:value="337" calcext:value-type="float">
            <text:p>337</text:p>
          </table:table-cell>
          <table:table-cell table:formula="of:=2*[.E10]-[.D10]+([.$B10]-2)^2" office:value-type="float" office:value="574" calcext:value-type="float">
            <text:p>574</text:p>
          </table:table-cell>
          <table:table-cell table:formula="of:=2*[.F10]-[.E10]+([.$B10]-2)^2" office:value-type="float" office:value="875" calcext:value-type="float">
            <text:p>875</text:p>
          </table:table-cell>
          <table:table-cell table:formula="of:=2*[.G10]-[.F10]+([.$B10]-2)^2" office:value-type="float" office:value="1240" calcext:value-type="float">
            <text:p>1240</text:p>
          </table:table-cell>
          <table:table-cell table:formula="of:=2*[.H10]-[.G10]+([.$B10]-2)^2" office:value-type="float" office:value="1669" calcext:value-type="float">
            <text:p>1669</text:p>
          </table:table-cell>
          <table:table-cell table:formula="of:=2*[.I10]-[.H10]+([.$B10]-2)^2" office:value-type="float" office:value="2162" calcext:value-type="float">
            <text:p>2162</text:p>
          </table:table-cell>
          <table:table-cell table:formula="of:=2*[.J10]-[.I10]+([.$B10]-2)^2" office:value-type="float" office:value="2719" calcext:value-type="float">
            <text:p>2719</text:p>
          </table:table-cell>
          <table:table-cell table:formula="of:=2*[.K10]-[.J10]+([.$B10]-2)^2" office:value-type="float" office:value="3340" calcext:value-type="float">
            <text:p>3340</text:p>
          </table:table-cell>
          <table:table-cell table:formula="of:=2*[.L10]-[.K10]+([.$B10]-2)^2" office:value-type="float" office:value="4025" calcext:value-type="float">
            <text:p>4025</text:p>
          </table:table-cell>
          <table:table-cell table:formula="of:=2*[.M10]-[.L10]+([.$B10]-2)^2"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[.B10]" office:value-type="float" office:value="11" calcext:value-type="float">
            <text:p>11</text:p>
          </table:table-cell>
          <table:table-cell table:formula="of:=[.B11]+[.C10]" office:value-type="float" office:value="66" calcext:value-type="float">
            <text:p>66</text:p>
          </table:table-cell>
          <table:table-cell table:formula="of:=2*[.C11]-[.B11]+([.$B11]-2)^2" office:value-type="float" office:value="202" calcext:value-type="float">
            <text:p>202</text:p>
          </table:table-cell>
          <table:table-cell table:formula="of:=2*[.D11]-[.C11]+([.$B11]-2)^2" office:value-type="float" office:value="419" calcext:value-type="float">
            <text:p>419</text:p>
          </table:table-cell>
          <table:table-cell table:formula="of:=2*[.E11]-[.D11]+([.$B11]-2)^2" office:value-type="float" office:value="717" calcext:value-type="float">
            <text:p>717</text:p>
          </table:table-cell>
          <table:table-cell table:formula="of:=2*[.F11]-[.E11]+([.$B11]-2)^2" office:value-type="float" office:value="1096" calcext:value-type="float">
            <text:p>1096</text:p>
          </table:table-cell>
          <table:table-cell table:formula="of:=2*[.G11]-[.F11]+([.$B11]-2)^2" office:value-type="float" office:value="1556" calcext:value-type="float">
            <text:p>1556</text:p>
          </table:table-cell>
          <table:table-cell table:formula="of:=2*[.H11]-[.G11]+([.$B11]-2)^2" office:value-type="float" office:value="2097" calcext:value-type="float">
            <text:p>2097</text:p>
          </table:table-cell>
          <table:table-cell table:formula="of:=2*[.I11]-[.H11]+([.$B11]-2)^2" office:value-type="float" office:value="2719" calcext:value-type="float">
            <text:p>2719</text:p>
          </table:table-cell>
          <table:table-cell table:formula="of:=2*[.J11]-[.I11]+([.$B11]-2)^2" office:value-type="float" office:value="3422" calcext:value-type="float">
            <text:p>3422</text:p>
          </table:table-cell>
          <table:table-cell table:formula="of:=2*[.K11]-[.J11]+([.$B11]-2)^2" office:value-type="float" office:value="4206" calcext:value-type="float">
            <text:p>4206</text:p>
          </table:table-cell>
          <table:table-cell table:formula="of:=2*[.L11]-[.K11]+([.$B11]-2)^2" office:value-type="float" office:value="5071" calcext:value-type="float">
            <text:p>5071</text:p>
          </table:table-cell>
          <table:table-cell table:formula="of:=2*[.M11]-[.L11]+([.$B11]-2)^2" office:value-type="float" office:value="6017" calcext:value-type="float">
            <text:p>6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[.B11]" office:value-type="float" office:value="12" calcext:value-type="float">
            <text:p>12</text:p>
          </table:table-cell>
          <table:table-cell table:formula="of:=[.B12]+[.C11]" office:value-type="float" office:value="78" calcext:value-type="float">
            <text:p>78</text:p>
          </table:table-cell>
          <table:table-cell table:formula="of:=2*[.C12]-[.B12]+([.$B12]-2)^2" office:value-type="float" office:value="244" calcext:value-type="float">
            <text:p>244</text:p>
          </table:table-cell>
          <table:table-cell table:formula="of:=2*[.D12]-[.C12]+([.$B12]-2)^2" office:value-type="float" office:value="510" calcext:value-type="float">
            <text:p>510</text:p>
          </table:table-cell>
          <table:table-cell table:formula="of:=2*[.E12]-[.D12]+([.$B12]-2)^2" office:value-type="float" office:value="876" calcext:value-type="float">
            <text:p>876</text:p>
          </table:table-cell>
          <table:table-cell table:formula="of:=2*[.F12]-[.E12]+([.$B12]-2)^2" office:value-type="float" office:value="1342" calcext:value-type="float">
            <text:p>1342</text:p>
          </table:table-cell>
          <table:table-cell table:formula="of:=2*[.G12]-[.F12]+([.$B12]-2)^2" office:value-type="float" office:value="1908" calcext:value-type="float">
            <text:p>1908</text:p>
          </table:table-cell>
          <table:table-cell table:formula="of:=2*[.H12]-[.G12]+([.$B12]-2)^2" office:value-type="float" office:value="2574" calcext:value-type="float">
            <text:p>2574</text:p>
          </table:table-cell>
          <table:table-cell table:formula="of:=2*[.I12]-[.H12]+([.$B12]-2)^2" office:value-type="float" office:value="3340" calcext:value-type="float">
            <text:p>3340</text:p>
          </table:table-cell>
          <table:table-cell table:formula="of:=2*[.J12]-[.I12]+([.$B12]-2)^2" office:value-type="float" office:value="4206" calcext:value-type="float">
            <text:p>4206</text:p>
          </table:table-cell>
          <table:table-cell table:formula="of:=2*[.K12]-[.J12]+([.$B12]-2)^2" office:value-type="float" office:value="5172" calcext:value-type="float">
            <text:p>5172</text:p>
          </table:table-cell>
          <table:table-cell table:formula="of:=2*[.L12]-[.K12]+([.$B12]-2)^2" office:value-type="float" office:value="6238" calcext:value-type="float">
            <text:p>6238</text:p>
          </table:table-cell>
          <table:table-cell table:formula="of:=2*[.M12]-[.L12]+([.$B12]-2)^2"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+[.B12]" office:value-type="float" office:value="13" calcext:value-type="float">
            <text:p>13</text:p>
          </table:table-cell>
          <table:table-cell table:formula="of:=[.B13]+[.C12]" office:value-type="float" office:value="91" calcext:value-type="float">
            <text:p>91</text:p>
          </table:table-cell>
          <table:table-cell table:formula="of:=2*[.C13]-[.B13]+([.$B13]-2)^2" office:value-type="float" office:value="290" calcext:value-type="float">
            <text:p>290</text:p>
          </table:table-cell>
          <table:table-cell table:formula="of:=2*[.D13]-[.C13]+([.$B13]-2)^2" office:value-type="float" office:value="610" calcext:value-type="float">
            <text:p>610</text:p>
          </table:table-cell>
          <table:table-cell table:formula="of:=2*[.E13]-[.D13]+([.$B13]-2)^2" office:value-type="float" office:value="1051" calcext:value-type="float">
            <text:p>1051</text:p>
          </table:table-cell>
          <table:table-cell table:formula="of:=2*[.F13]-[.E13]+([.$B13]-2)^2" office:value-type="float" office:value="1613" calcext:value-type="float">
            <text:p>1613</text:p>
          </table:table-cell>
          <table:table-cell table:formula="of:=2*[.G13]-[.F13]+([.$B13]-2)^2" office:value-type="float" office:value="2296" calcext:value-type="float">
            <text:p>2296</text:p>
          </table:table-cell>
          <table:table-cell table:formula="of:=2*[.H13]-[.G13]+([.$B13]-2)^2" office:value-type="float" office:value="3100" calcext:value-type="float">
            <text:p>3100</text:p>
          </table:table-cell>
          <table:table-cell table:formula="of:=2*[.I13]-[.H13]+([.$B13]-2)^2" office:value-type="float" office:value="4025" calcext:value-type="float">
            <text:p>4025</text:p>
          </table:table-cell>
          <table:table-cell table:formula="of:=2*[.J13]-[.I13]+([.$B13]-2)^2" office:value-type="float" office:value="5071" calcext:value-type="float">
            <text:p>5071</text:p>
          </table:table-cell>
          <table:table-cell table:formula="of:=2*[.K13]-[.J13]+([.$B13]-2)^2" office:value-type="float" office:value="6238" calcext:value-type="float">
            <text:p>6238</text:p>
          </table:table-cell>
          <table:table-cell table:formula="of:=2*[.L13]-[.K13]+([.$B13]-2)^2" office:value-type="float" office:value="7526" calcext:value-type="float">
            <text:p>7526</text:p>
          </table:table-cell>
          <table:table-cell table:formula="of:=2*[.M13]-[.L13]+([.$B13]-2)^2" office:value-type="float" office:value="8935" calcext:value-type="float">
            <text:p>8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+[.B13]" office:value-type="float" office:value="14" calcext:value-type="float">
            <text:p>14</text:p>
          </table:table-cell>
          <table:table-cell table:formula="of:=[.B14]+[.C13]" office:value-type="float" office:value="105" calcext:value-type="float">
            <text:p>105</text:p>
          </table:table-cell>
          <table:table-cell table:formula="of:=2*[.C14]-[.B14]+([.$B14]-2)^2" office:value-type="float" office:value="340" calcext:value-type="float">
            <text:p>340</text:p>
          </table:table-cell>
          <table:table-cell table:formula="of:=2*[.D14]-[.C14]+([.$B14]-2)^2" office:value-type="float" office:value="719" calcext:value-type="float">
            <text:p>719</text:p>
          </table:table-cell>
          <table:table-cell table:formula="of:=2*[.E14]-[.D14]+([.$B14]-2)^2" office:value-type="float" office:value="1242" calcext:value-type="float">
            <text:p>1242</text:p>
          </table:table-cell>
          <table:table-cell table:formula="of:=2*[.F14]-[.E14]+([.$B14]-2)^2" office:value-type="float" office:value="1909" calcext:value-type="float">
            <text:p>1909</text:p>
          </table:table-cell>
          <table:table-cell table:formula="of:=2*[.G14]-[.F14]+([.$B14]-2)^2" office:value-type="float" office:value="2720" calcext:value-type="float">
            <text:p>2720</text:p>
          </table:table-cell>
          <table:table-cell table:formula="of:=2*[.H14]-[.G14]+([.$B14]-2)^2" office:value-type="float" office:value="3675" calcext:value-type="float">
            <text:p>3675</text:p>
          </table:table-cell>
          <table:table-cell table:formula="of:=2*[.I14]-[.H14]+([.$B14]-2)^2" office:value-type="float" office:value="4774" calcext:value-type="float">
            <text:p>4774</text:p>
          </table:table-cell>
          <table:table-cell table:formula="of:=2*[.J14]-[.I14]+([.$B14]-2)^2" office:value-type="float" office:value="6017" calcext:value-type="float">
            <text:p>6017</text:p>
          </table:table-cell>
          <table:table-cell table:formula="of:=2*[.K14]-[.J14]+([.$B14]-2)^2" office:value-type="float" office:value="7404" calcext:value-type="float">
            <text:p>7404</text:p>
          </table:table-cell>
          <table:table-cell table:formula="of:=2*[.L14]-[.K14]+([.$B14]-2)^2" office:value-type="float" office:value="8935" calcext:value-type="float">
            <text:p>8935</text:p>
          </table:table-cell>
          <table:table-cell table:formula="of:=2*[.M14]-[.L14]+([.$B14]-2)^2" office:value-type="float" office:value="10610" calcext:value-type="float">
            <text:p>10610</text:p>
          </table:table-cell>
        </table:table-row>
      </table:table>
      <table:table table:name="6" table:style-name="ta1">
        <table:table-column table:style-name="co2" table:number-columns-repeated="14" table:default-cell-style-name="ce1"/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+[.B1]" office:value-type="float" office:value="2" calcext:value-type="float">
            <text:p>2</text:p>
          </table:table-cell>
          <table:table-cell table:style-name="ce2"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[.B2]" office:value-type="float" office:value="3" calcext:value-type="float">
            <text:p>3</text:p>
          </table:table-cell>
          <table:table-cell table:style-name="ce2"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[.B3]" office:value-type="float" office:value="4" calcext:value-type="float">
            <text:p>4</text:p>
          </table:table-cell>
          <table:table-cell table:style-name="ce2"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5]+[.B4]" office:value-type="float" office:value="5" calcext:value-type="float">
            <text:p>5</text:p>
          </table:table-cell>
          <table:table-cell table:style-name="ce2" table:formula="of:=[.B5]+[.C4]" office:value-type="float" office:value="15" calcext:value-type="float">
            <text:p>15</text:p>
          </table:table-cell>
          <table:table-cell table:style-name="ce2" table:formula="of:=[.C5]+[.D4]" office:value-type="float" office:value="35" calcext:value-type="float">
            <text:p>35</text:p>
          </table:table-cell>
          <table:table-cell table:formula="of:=2*[.D5]-[.C5]+[.$D3]+([.E$2]-4)*[.$C2]" office:value-type="float" office:value="68" calcext:value-type="float">
            <text:p>68</text:p>
          </table:table-cell>
          <table:table-cell table:formula="of:=2*[.E5]-[.D5]+[.$D3]+([.F2]-4)*[.$C2]" office:value-type="float" office:value="117" calcext:value-type="float">
            <text:p>117</text:p>
          </table:table-cell>
          <table:table-cell table:formula="of:=2*[.F5]-[.E5]+[.$D3]+([.G2]-4)*[.$C2]" office:value-type="float" office:value="185" calcext:value-type="float">
            <text:p>185</text:p>
          </table:table-cell>
          <table:table-cell table:formula="of:=2*[.G5]-[.F5]+[.$D3]+([.H2]-4)*[.$C2]" office:value-type="float" office:value="275" calcext:value-type="float">
            <text:p>275</text:p>
          </table:table-cell>
          <table:table-cell table:formula="of:=2*[.H5]-[.G5]+[.$D3]+([.I2]-4)*[.$C2]" office:value-type="float" office:value="390" calcext:value-type="float">
            <text:p>390</text:p>
          </table:table-cell>
          <table:table-cell table:formula="of:=2*[.I5]-[.H5]+[.$D3]+([.J2]-4)*[.$C2]" office:value-type="float" office:value="533" calcext:value-type="float">
            <text:p>533</text:p>
          </table:table-cell>
          <table:table-cell table:formula="of:=2*[.J5]-[.I5]+[.$D3]+([.K2]-4)*[.$C2]" office:value-type="float" office:value="707" calcext:value-type="float">
            <text:p>707</text:p>
          </table:table-cell>
          <table:table-cell table:formula="of:=2*[.K5]-[.J5]+[.$D3]+([.L2]-4)*[.$C2]" office:value-type="float" office:value="915" calcext:value-type="float">
            <text:p>915</text:p>
          </table:table-cell>
          <table:table-cell table:formula="of:=2*[.L5]-[.K5]+[.$D3]+([.M2]-4)*[.$C2]" office:value-type="float" office:value="1160" calcext:value-type="float">
            <text:p>1160</text:p>
          </table:table-cell>
          <table:table-cell table:formula="of:=2*[.M5]-[.L5]+[.$D3]+([.N2]-4)*[.$C2]" office:value-type="float" office:value="1445" calcext:value-type="float">
            <text:p>144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6]+[.B5]" office:value-type="float" office:value="6" calcext:value-type="float">
            <text:p>6</text:p>
          </table:table-cell>
          <table:table-cell table:style-name="ce2" table:formula="of:=[.B6]+[.C5]" office:value-type="float" office:value="21" calcext:value-type="float">
            <text:p>21</text:p>
          </table:table-cell>
          <table:table-cell table:style-name="ce2" table:formula="of:=[.C6]+[.D5]" office:value-type="float" office:value="56" calcext:value-type="float">
            <text:p>56</text:p>
          </table:table-cell>
          <table:table-cell table:formula="of:=2*[.D6]-[.C6]+[.$D4]+([.E$2]-4)*[.$C3]" office:value-type="float" office:value="117" calcext:value-type="float">
            <text:p>117</text:p>
          </table:table-cell>
          <table:table-cell table:formula="of:=2*[.E6]-[.D6]+[.$D4]+([.F$2]-4)*[.$C3]" office:value-type="float" office:value="210" calcext:value-type="float">
            <text:p>210</text:p>
          </table:table-cell>
          <table:table-cell table:formula="of:=2*[.F6]-[.E6]+[.$D4]+([.G$2]-4)*[.$C3]" office:value-type="float" office:value="341" calcext:value-type="float">
            <text:p>341</text:p>
          </table:table-cell>
          <table:table-cell table:formula="of:=2*[.G6]-[.F6]+[.$D4]+([.H$2]-4)*[.$C3]" office:value-type="float" office:value="516" calcext:value-type="float">
            <text:p>516</text:p>
          </table:table-cell>
          <table:table-cell table:formula="of:=2*[.H6]-[.G6]+[.$D4]+([.I$2]-4)*[.$C3]" office:value-type="float" office:value="741" calcext:value-type="float">
            <text:p>741</text:p>
          </table:table-cell>
          <table:table-cell table:formula="of:=2*[.I6]-[.H6]+[.$D4]+([.J$2]-4)*[.$C3]" office:value-type="float" office:value="1022" calcext:value-type="float">
            <text:p>1022</text:p>
          </table:table-cell>
          <table:table-cell table:formula="of:=2*[.J6]-[.I6]+[.$D4]+([.K$2]-4)*[.$C3]" office:value-type="float" office:value="1365" calcext:value-type="float">
            <text:p>1365</text:p>
          </table:table-cell>
          <table:table-cell table:formula="of:=2*[.K6]-[.J6]+[.$D4]+([.L$2]-4)*[.$C3]" office:value-type="float" office:value="1776" calcext:value-type="float">
            <text:p>1776</text:p>
          </table:table-cell>
          <table:table-cell table:formula="of:=2*[.L6]-[.K6]+[.$D4]+([.M$2]-4)*[.$C3]" office:value-type="float" office:value="2261" calcext:value-type="float">
            <text:p>2261</text:p>
          </table:table-cell>
          <table:table-cell table:formula="of:=2*[.M6]-[.L6]+[.$D4]+([.N$2]-4)*[.$C3]" office:value-type="float" office:value="2826" calcext:value-type="float">
            <text:p>282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7]+[.B6]" office:value-type="float" office:value="7" calcext:value-type="float">
            <text:p>7</text:p>
          </table:table-cell>
          <table:table-cell table:style-name="ce2" table:formula="of:=[.B7]+[.C6]" office:value-type="float" office:value="28" calcext:value-type="float">
            <text:p>28</text:p>
          </table:table-cell>
          <table:table-cell table:style-name="ce2" table:formula="of:=[.C7]+[.D6]" office:value-type="float" office:value="84" calcext:value-type="float">
            <text:p>84</text:p>
          </table:table-cell>
          <table:table-cell table:formula="of:=2*[.D7]-[.C7]+[.$D5]+([.E$2]-4)*[.$C4]" office:value-type="float" office:value="185" calcext:value-type="float">
            <text:p>185</text:p>
          </table:table-cell>
          <table:table-cell table:formula="of:=2*[.E7]-[.D7]+[.$D5]+([.F$2]-4)*[.$C4]" office:value-type="float" office:value="341" calcext:value-type="float">
            <text:p>341</text:p>
          </table:table-cell>
          <table:table-cell table:formula="of:=2*[.F7]-[.E7]+[.$D5]+([.G$2]-4)*[.$C4]" office:value-type="float" office:value="562" calcext:value-type="float">
            <text:p>562</text:p>
          </table:table-cell>
          <table:table-cell table:formula="of:=2*[.G7]-[.F7]+[.$D5]+([.H$2]-4)*[.$C4]" office:value-type="float" office:value="858" calcext:value-type="float">
            <text:p>858</text:p>
          </table:table-cell>
          <table:table-cell table:formula="of:=2*[.H7]-[.G7]+[.$D5]+([.I$2]-4)*[.$C4]" office:value-type="float" office:value="1239" calcext:value-type="float">
            <text:p>1239</text:p>
          </table:table-cell>
          <table:table-cell table:formula="of:=2*[.I7]-[.H7]+[.$D5]+([.J$2]-4)*[.$C4]" office:value-type="float" office:value="1715" calcext:value-type="float">
            <text:p>1715</text:p>
          </table:table-cell>
          <table:table-cell table:formula="of:=2*[.J7]-[.I7]+[.$D5]+([.K$2]-4)*[.$C4]" office:value-type="float" office:value="2296" calcext:value-type="float">
            <text:p>2296</text:p>
          </table:table-cell>
          <table:table-cell table:formula="of:=2*[.K7]-[.J7]+[.$D5]+([.L$2]-4)*[.$C4]" office:value-type="float" office:value="2992" calcext:value-type="float">
            <text:p>2992</text:p>
          </table:table-cell>
          <table:table-cell table:formula="of:=2*[.L7]-[.K7]+[.$D5]+([.M$2]-4)*[.$C4]" office:value-type="float" office:value="3813" calcext:value-type="float">
            <text:p>3813</text:p>
          </table:table-cell>
          <table:table-cell table:formula="of:=2*[.M7]-[.L7]+[.$D5]+([.N$2]-4)*[.$C4]" office:value-type="float" office:value="4769" calcext:value-type="float">
            <text:p>476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+[.B7]" office:value-type="float" office:value="8" calcext:value-type="float">
            <text:p>8</text:p>
          </table:table-cell>
          <table:table-cell table:style-name="ce2" table:formula="of:=[.B8]+[.C7]" office:value-type="float" office:value="36" calcext:value-type="float">
            <text:p>36</text:p>
          </table:table-cell>
          <table:table-cell table:style-name="ce2" table:formula="of:=[.C8]+[.D7]" office:value-type="float" office:value="120" calcext:value-type="float">
            <text:p>120</text:p>
          </table:table-cell>
          <table:table-cell table:formula="of:=2*[.D8]-[.C8]+[.$D6]+([.E$2]-4)*[.$C5]" office:value-type="float" office:value="275" calcext:value-type="float">
            <text:p>275</text:p>
          </table:table-cell>
          <table:table-cell table:formula="of:=2*[.E8]-[.D8]+[.$D6]+([.F$2]-4)*[.$C5]" office:value-type="float" office:value="516" calcext:value-type="float">
            <text:p>516</text:p>
          </table:table-cell>
          <table:table-cell table:formula="of:=2*[.F8]-[.E8]+[.$D6]+([.G$2]-4)*[.$C5]" office:value-type="float" office:value="858" calcext:value-type="float">
            <text:p>858</text:p>
          </table:table-cell>
          <table:table-cell table:formula="of:=2*[.G8]-[.F8]+[.$D6]+([.H$2]-4)*[.$C5]" office:value-type="float" office:value="1316" calcext:value-type="float">
            <text:p>1316</text:p>
          </table:table-cell>
          <table:table-cell table:formula="of:=2*[.H8]-[.G8]+[.$D6]+([.I$2]-4)*[.$C5]" office:value-type="float" office:value="1905" calcext:value-type="float">
            <text:p>1905</text:p>
          </table:table-cell>
          <table:table-cell table:formula="of:=2*[.I8]-[.H8]+[.$D6]+([.J$2]-4)*[.$C5]" office:value-type="float" office:value="2640" calcext:value-type="float">
            <text:p>2640</text:p>
          </table:table-cell>
          <table:table-cell table:formula="of:=2*[.J8]-[.I8]+[.$D6]+([.K$2]-4)*[.$C5]" office:value-type="float" office:value="3536" calcext:value-type="float">
            <text:p>3536</text:p>
          </table:table-cell>
          <table:table-cell table:formula="of:=2*[.K8]-[.J8]+[.$D6]+([.L$2]-4)*[.$C5]" office:value-type="float" office:value="4608" calcext:value-type="float">
            <text:p>4608</text:p>
          </table:table-cell>
          <table:table-cell table:formula="of:=2*[.L8]-[.K8]+[.$D6]+([.M$2]-4)*[.$C5]" office:value-type="float" office:value="5871" calcext:value-type="float">
            <text:p>5871</text:p>
          </table:table-cell>
          <table:table-cell table:formula="of:=2*[.M8]-[.L8]+[.$D6]+([.N$2]-4)*[.$C5]" office:value-type="float" office:value="7340" calcext:value-type="float">
            <text:p>734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9]+[.B8]" office:value-type="float" office:value="9" calcext:value-type="float">
            <text:p>9</text:p>
          </table:table-cell>
          <table:table-cell table:style-name="ce2" table:formula="of:=[.B9]+[.C8]" office:value-type="float" office:value="45" calcext:value-type="float">
            <text:p>45</text:p>
          </table:table-cell>
          <table:table-cell table:style-name="ce2" table:formula="of:=[.C9]+[.D8]" office:value-type="float" office:value="165" calcext:value-type="float">
            <text:p>165</text:p>
          </table:table-cell>
          <table:table-cell table:formula="of:=2*[.D9]-[.C9]+[.$D7]+([.E$2]-4)*[.$C6]" office:value-type="float" office:value="390" calcext:value-type="float">
            <text:p>390</text:p>
          </table:table-cell>
          <table:table-cell table:formula="of:=2*[.E9]-[.D9]+[.$D7]+([.F$2]-4)*[.$C6]" office:value-type="float" office:value="741" calcext:value-type="float">
            <text:p>741</text:p>
          </table:table-cell>
          <table:table-cell table:formula="of:=2*[.F9]-[.E9]+[.$D7]+([.G$2]-4)*[.$C6]" office:value-type="float" office:value="1239" calcext:value-type="float">
            <text:p>1239</text:p>
          </table:table-cell>
          <table:table-cell table:formula="of:=2*[.G9]-[.F9]+[.$D7]+([.H$2]-4)*[.$C6]" office:value-type="float" office:value="1905" calcext:value-type="float">
            <text:p>1905</text:p>
          </table:table-cell>
          <table:table-cell table:formula="of:=2*[.H9]-[.G9]+[.$D7]+([.I$2]-4)*[.$C6]" office:value-type="float" office:value="2760" calcext:value-type="float">
            <text:p>2760</text:p>
          </table:table-cell>
          <table:table-cell table:formula="of:=2*[.I9]-[.H9]+[.$D7]+([.J$2]-4)*[.$C6]" office:value-type="float" office:value="3825" calcext:value-type="float">
            <text:p>3825</text:p>
          </table:table-cell>
          <table:table-cell table:formula="of:=2*[.J9]-[.I9]+[.$D7]+([.K$2]-4)*[.$C6]" office:value-type="float" office:value="5121" calcext:value-type="float">
            <text:p>5121</text:p>
          </table:table-cell>
          <table:table-cell table:formula="of:=2*[.K9]-[.J9]+[.$D7]+([.L$2]-4)*[.$C6]" office:value-type="float" office:value="6669" calcext:value-type="float">
            <text:p>6669</text:p>
          </table:table-cell>
          <table:table-cell table:formula="of:=2*[.L9]-[.K9]+[.$D7]+([.M$2]-4)*[.$C6]" office:value-type="float" office:value="8490" calcext:value-type="float">
            <text:p>8490</text:p>
          </table:table-cell>
          <table:table-cell table:formula="of:=2*[.M9]-[.L9]+[.$D7]+([.N$2]-4)*[.$C6]" office:value-type="float" office:value="10605" calcext:value-type="float">
            <text:p>1060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0]+[.B9]" office:value-type="float" office:value="10" calcext:value-type="float">
            <text:p>10</text:p>
          </table:table-cell>
          <table:table-cell table:style-name="ce2" table:formula="of:=[.B10]+[.C9]" office:value-type="float" office:value="55" calcext:value-type="float">
            <text:p>55</text:p>
          </table:table-cell>
          <table:table-cell table:style-name="ce2" table:formula="of:=[.C10]+[.D9]" office:value-type="float" office:value="220" calcext:value-type="float">
            <text:p>220</text:p>
          </table:table-cell>
          <table:table-cell table:formula="of:=2*[.D10]-[.C10]+[.$D8]+([.E$2]-4)*[.$C7]" office:value-type="float" office:value="533" calcext:value-type="float">
            <text:p>533</text:p>
          </table:table-cell>
          <table:table-cell table:formula="of:=2*[.E10]-[.D10]+[.$D8]+([.F$2]-4)*[.$C7]" office:value-type="float" office:value="1022" calcext:value-type="float">
            <text:p>1022</text:p>
          </table:table-cell>
          <table:table-cell table:formula="of:=2*[.F10]-[.E10]+[.$D8]+([.G$2]-4)*[.$C7]" office:value-type="float" office:value="1715" calcext:value-type="float">
            <text:p>1715</text:p>
          </table:table-cell>
          <table:table-cell table:formula="of:=2*[.G10]-[.F10]+[.$D8]+([.H$2]-4)*[.$C7]" office:value-type="float" office:value="2640" calcext:value-type="float">
            <text:p>2640</text:p>
          </table:table-cell>
          <table:table-cell table:formula="of:=2*[.H10]-[.G10]+[.$D8]+([.I$2]-4)*[.$C7]" office:value-type="float" office:value="3825" calcext:value-type="float">
            <text:p>3825</text:p>
          </table:table-cell>
          <table:table-cell table:formula="of:=2*[.I10]-[.H10]+[.$D8]+([.J$2]-4)*[.$C7]" office:value-type="float" office:value="5298" calcext:value-type="float">
            <text:p>5298</text:p>
          </table:table-cell>
          <table:table-cell table:formula="of:=2*[.J10]-[.I10]+[.$D8]+([.K$2]-4)*[.$C7]" office:value-type="float" office:value="7087" calcext:value-type="float">
            <text:p>7087</text:p>
          </table:table-cell>
          <table:table-cell table:formula="of:=2*[.K10]-[.J10]+[.$D8]+([.L$2]-4)*[.$C7]" office:value-type="float" office:value="9220" calcext:value-type="float">
            <text:p>9220</text:p>
          </table:table-cell>
          <table:table-cell table:formula="of:=2*[.L10]-[.K10]+[.$D8]+([.M$2]-4)*[.$C7]" office:value-type="float" office:value="11725" calcext:value-type="float">
            <text:p>11725</text:p>
          </table:table-cell>
          <table:table-cell table:formula="of:=2*[.M10]-[.L10]+[.$D8]+([.N$2]-4)*[.$C7]" office:value-type="float" office:value="14630" calcext:value-type="float">
            <text:p>1463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1]+[.B10]" office:value-type="float" office:value="11" calcext:value-type="float">
            <text:p>11</text:p>
          </table:table-cell>
          <table:table-cell table:style-name="ce2" table:formula="of:=[.B11]+[.C10]" office:value-type="float" office:value="66" calcext:value-type="float">
            <text:p>66</text:p>
          </table:table-cell>
          <table:table-cell table:style-name="ce2" table:formula="of:=[.C11]+[.D10]" office:value-type="float" office:value="286" calcext:value-type="float">
            <text:p>286</text:p>
          </table:table-cell>
          <table:table-cell table:formula="of:=2*[.D11]-[.C11]+[.$D9]+([.E$2]-4)*[.$C8]" office:value-type="float" office:value="707" calcext:value-type="float">
            <text:p>707</text:p>
          </table:table-cell>
          <table:table-cell table:formula="of:=2*[.E11]-[.D11]+[.$D9]+([.F$2]-4)*[.$C8]" office:value-type="float" office:value="1365" calcext:value-type="float">
            <text:p>1365</text:p>
          </table:table-cell>
          <table:table-cell table:formula="of:=2*[.F11]-[.E11]+[.$D9]+([.G$2]-4)*[.$C8]" office:value-type="float" office:value="2296" calcext:value-type="float">
            <text:p>2296</text:p>
          </table:table-cell>
          <table:table-cell table:formula="of:=2*[.G11]-[.F11]+[.$D9]+([.H$2]-4)*[.$C8]" office:value-type="float" office:value="3536" calcext:value-type="float">
            <text:p>3536</text:p>
          </table:table-cell>
          <table:table-cell table:formula="of:=2*[.H11]-[.G11]+[.$D9]+([.I$2]-4)*[.$C8]" office:value-type="float" office:value="5121" calcext:value-type="float">
            <text:p>5121</text:p>
          </table:table-cell>
          <table:table-cell table:formula="of:=2*[.I11]-[.H11]+[.$D9]+([.J$2]-4)*[.$C8]" office:value-type="float" office:value="7087" calcext:value-type="float">
            <text:p>7087</text:p>
          </table:table-cell>
          <table:table-cell table:formula="of:=2*[.J11]-[.I11]+[.$D9]+([.K$2]-4)*[.$C8]" office:value-type="float" office:value="9470" calcext:value-type="float">
            <text:p>9470</text:p>
          </table:table-cell>
          <table:table-cell table:formula="of:=2*[.K11]-[.J11]+[.$D9]+([.L$2]-4)*[.$C8]" office:value-type="float" office:value="12306" calcext:value-type="float">
            <text:p>12306</text:p>
          </table:table-cell>
          <table:table-cell table:formula="of:=2*[.L11]-[.K11]+[.$D9]+([.M$2]-4)*[.$C8]" office:value-type="float" office:value="15631" calcext:value-type="float">
            <text:p>15631</text:p>
          </table:table-cell>
          <table:table-cell table:formula="of:=2*[.M11]-[.L11]+[.$D9]+([.N$2]-4)*[.$C8]" office:value-type="float" office:value="19481" calcext:value-type="float">
            <text:p>1948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2]+[.B11]" office:value-type="float" office:value="12" calcext:value-type="float">
            <text:p>12</text:p>
          </table:table-cell>
          <table:table-cell table:style-name="ce2" table:formula="of:=[.B12]+[.C11]" office:value-type="float" office:value="78" calcext:value-type="float">
            <text:p>78</text:p>
          </table:table-cell>
          <table:table-cell table:style-name="ce2" table:formula="of:=[.C12]+[.D11]" office:value-type="float" office:value="364" calcext:value-type="float">
            <text:p>364</text:p>
          </table:table-cell>
          <table:table-cell table:formula="of:=2*[.D12]-[.C12]+[.$D10]+([.E$2]-4)*[.$C9]" office:value-type="float" office:value="915" calcext:value-type="float">
            <text:p>915</text:p>
          </table:table-cell>
          <table:table-cell table:formula="of:=2*[.E12]-[.D12]+[.$D10]+([.F$2]-4)*[.$C9]" office:value-type="float" office:value="1776" calcext:value-type="float">
            <text:p>1776</text:p>
          </table:table-cell>
          <table:table-cell table:formula="of:=2*[.F12]-[.E12]+[.$D10]+([.G$2]-4)*[.$C9]" office:value-type="float" office:value="2992" calcext:value-type="float">
            <text:p>2992</text:p>
          </table:table-cell>
          <table:table-cell table:formula="of:=2*[.G12]-[.F12]+[.$D10]+([.H$2]-4)*[.$C9]" office:value-type="float" office:value="4608" calcext:value-type="float">
            <text:p>4608</text:p>
          </table:table-cell>
          <table:table-cell table:formula="of:=2*[.H12]-[.G12]+[.$D10]+([.I$2]-4)*[.$C9]" office:value-type="float" office:value="6669" calcext:value-type="float">
            <text:p>6669</text:p>
          </table:table-cell>
          <table:table-cell table:formula="of:=2*[.I12]-[.H12]+[.$D10]+([.J$2]-4)*[.$C9]" office:value-type="float" office:value="9220" calcext:value-type="float">
            <text:p>9220</text:p>
          </table:table-cell>
          <table:table-cell table:formula="of:=2*[.J12]-[.I12]+[.$D10]+([.K$2]-4)*[.$C9]" office:value-type="float" office:value="12306" calcext:value-type="float">
            <text:p>12306</text:p>
          </table:table-cell>
          <table:table-cell table:formula="of:=2*[.K12]-[.J12]+[.$D10]+([.L$2]-4)*[.$C9]" office:value-type="float" office:value="15972" calcext:value-type="float">
            <text:p>15972</text:p>
          </table:table-cell>
          <table:table-cell table:formula="of:=2*[.L12]-[.K12]+[.$D10]+([.M$2]-4)*[.$C9]" office:value-type="float" office:value="20263" calcext:value-type="float">
            <text:p>20263</text:p>
          </table:table-cell>
          <table:table-cell table:formula="of:=2*[.M12]-[.L12]+[.$D10]+([.N$2]-4)*[.$C9]" office:value-type="float" office:value="25224" calcext:value-type="float">
            <text:p>2522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3]+[.B12]" office:value-type="float" office:value="13" calcext:value-type="float">
            <text:p>13</text:p>
          </table:table-cell>
          <table:table-cell table:style-name="ce2" table:formula="of:=[.B13]+[.C12]" office:value-type="float" office:value="91" calcext:value-type="float">
            <text:p>91</text:p>
          </table:table-cell>
          <table:table-cell table:style-name="ce2" table:formula="of:=[.C13]+[.D12]" office:value-type="float" office:value="455" calcext:value-type="float">
            <text:p>455</text:p>
          </table:table-cell>
          <table:table-cell table:formula="of:=2*[.D13]-[.C13]+[.$D11]+([.E$2]-4)*[.$C10]" office:value-type="float" office:value="1160" calcext:value-type="float">
            <text:p>1160</text:p>
          </table:table-cell>
          <table:table-cell table:formula="of:=2*[.E13]-[.D13]+[.$D11]+([.F$2]-4)*[.$C10]" office:value-type="float" office:value="2261" calcext:value-type="float">
            <text:p>2261</text:p>
          </table:table-cell>
          <table:table-cell table:formula="of:=2*[.F13]-[.E13]+[.$D11]+([.G$2]-4)*[.$C10]" office:value-type="float" office:value="3813" calcext:value-type="float">
            <text:p>3813</text:p>
          </table:table-cell>
          <table:table-cell table:formula="of:=2*[.G13]-[.F13]+[.$D11]+([.H$2]-4)*[.$C10]" office:value-type="float" office:value="5871" calcext:value-type="float">
            <text:p>5871</text:p>
          </table:table-cell>
          <table:table-cell table:formula="of:=2*[.H13]-[.G13]+[.$D11]+([.I$2]-4)*[.$C10]" office:value-type="float" office:value="8490" calcext:value-type="float">
            <text:p>8490</text:p>
          </table:table-cell>
          <table:table-cell table:formula="of:=2*[.I13]-[.H13]+[.$D11]+([.J$2]-4)*[.$C10]" office:value-type="float" office:value="11725" calcext:value-type="float">
            <text:p>11725</text:p>
          </table:table-cell>
          <table:table-cell table:formula="of:=2*[.J13]-[.I13]+[.$D11]+([.K$2]-4)*[.$C10]" office:value-type="float" office:value="15631" calcext:value-type="float">
            <text:p>15631</text:p>
          </table:table-cell>
          <table:table-cell table:formula="of:=2*[.K13]-[.J13]+[.$D11]+([.L$2]-4)*[.$C10]" office:value-type="float" office:value="20263" calcext:value-type="float">
            <text:p>20263</text:p>
          </table:table-cell>
          <table:table-cell table:formula="of:=2*[.L13]-[.K13]+[.$D11]+([.M$2]-4)*[.$C10]" office:value-type="float" office:value="25676" calcext:value-type="float">
            <text:p>25676</text:p>
          </table:table-cell>
          <table:table-cell table:formula="of:=2*[.M13]-[.L13]+[.$D11]+([.N$2]-4)*[.$C10]" office:value-type="float" office:value="31925" calcext:value-type="float">
            <text:p>3192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4]+[.B13]" office:value-type="float" office:value="14" calcext:value-type="float">
            <text:p>14</text:p>
          </table:table-cell>
          <table:table-cell table:style-name="ce2" table:formula="of:=[.B14]+[.C13]" office:value-type="float" office:value="105" calcext:value-type="float">
            <text:p>105</text:p>
          </table:table-cell>
          <table:table-cell table:style-name="ce2" table:formula="of:=[.C14]+[.D13]" office:value-type="float" office:value="560" calcext:value-type="float">
            <text:p>560</text:p>
          </table:table-cell>
          <table:table-cell table:formula="of:=2*[.D14]-[.C14]+[.$D12]+([.E$2]-4)*[.$C11]" office:value-type="float" office:value="1445" calcext:value-type="float">
            <text:p>1445</text:p>
          </table:table-cell>
          <table:table-cell table:formula="of:=2*[.E14]-[.D14]+[.$D12]+([.F$2]-4)*[.$C11]" office:value-type="float" office:value="2826" calcext:value-type="float">
            <text:p>2826</text:p>
          </table:table-cell>
          <table:table-cell table:formula="of:=2*[.F14]-[.E14]+[.$D12]+([.G$2]-4)*[.$C11]" office:value-type="float" office:value="4769" calcext:value-type="float">
            <text:p>4769</text:p>
          </table:table-cell>
          <table:table-cell table:formula="of:=2*[.G14]-[.F14]+[.$D12]+([.H$2]-4)*[.$C11]" office:value-type="float" office:value="7340" calcext:value-type="float">
            <text:p>7340</text:p>
          </table:table-cell>
          <table:table-cell table:formula="of:=2*[.H14]-[.G14]+[.$D12]+([.I$2]-4)*[.$C11]" office:value-type="float" office:value="10605" calcext:value-type="float">
            <text:p>10605</text:p>
          </table:table-cell>
          <table:table-cell table:formula="of:=2*[.I14]-[.H14]+[.$D12]+([.J$2]-4)*[.$C11]" office:value-type="float" office:value="14630" calcext:value-type="float">
            <text:p>14630</text:p>
          </table:table-cell>
          <table:table-cell table:formula="of:=2*[.J14]-[.I14]+[.$D12]+([.K$2]-4)*[.$C11]" office:value-type="float" office:value="19481" calcext:value-type="float">
            <text:p>19481</text:p>
          </table:table-cell>
          <table:table-cell table:formula="of:=2*[.K14]-[.J14]+[.$D12]+([.L$2]-4)*[.$C11]" office:value-type="float" office:value="25224" calcext:value-type="float">
            <text:p>25224</text:p>
          </table:table-cell>
          <table:table-cell table:formula="of:=2*[.L14]-[.K14]+[.$D12]+([.M$2]-4)*[.$C11]" office:value-type="float" office:value="31925" calcext:value-type="float">
            <text:p>31925</text:p>
          </table:table-cell>
          <table:table-cell table:formula="of:=2*[.M14]-[.L14]+[.$D12]+([.N$2]-4)*[.$C11]" office:value-type="float" office:value="39650" calcext:value-type="float">
            <text:p>3965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formula="of:=[.E5]-[.D5]" office:value-type="float" office:value="33" calcext:value-type="float">
            <text:p>33</text:p>
          </table:table-cell>
          <table:table-cell table:formula="of:=[.F5]-[.E5]" office:value-type="float" office:value="49" calcext:value-type="float">
            <text:p>49</text:p>
          </table:table-cell>
          <table:table-cell table:formula="of:=[.G5]-[.F5]" office:value-type="float" office:value="68" calcext:value-type="float">
            <text:p>68</text:p>
          </table:table-cell>
          <table:table-cell table:formula="of:=[.H5]-[.G5]" office:value-type="float" office:value="90" calcext:value-type="float">
            <text:p>90</text:p>
          </table:table-cell>
          <table:table-cell table:formula="of:=[.I5]-[.H5]" office:value-type="float" office:value="115" calcext:value-type="float">
            <text:p>115</text:p>
          </table:table-cell>
          <table:table-cell table:formula="of:=[.J5]-[.I5]" office:value-type="float" office:value="143" calcext:value-type="float">
            <text:p>143</text:p>
          </table:table-cell>
          <table:table-cell table:formula="of:=[.K5]-[.J5]" office:value-type="float" office:value="174" calcext:value-type="float">
            <text:p>174</text:p>
          </table:table-cell>
          <table:table-cell table:formula="of:=[.L5]-[.K5]" office:value-type="float" office:value="208" calcext:value-type="float">
            <text:p>208</text:p>
          </table:table-cell>
          <table:table-cell table:formula="of:=[.M5]-[.L5]" office:value-type="float" office:value="245" calcext:value-type="float">
            <text:p>245</text:p>
          </table:table-cell>
          <table:table-cell table:formula="of:=[.N5]-[.M5]" office:value-type="float" office:value="285" calcext:value-type="float">
            <text:p>285</text:p>
          </table:table-cell>
        </table:table-row>
        <table:table-row table:style-name="ro1">
          <table:table-cell table:number-columns-repeated="5"/>
          <table:table-cell table:formula="of:=[.F17]-[.E17]" office:value-type="float" office:value="16" calcext:value-type="float">
            <text:p>16</text:p>
          </table:table-cell>
          <table:table-cell table:formula="of:=[.G17]-[.F17]" office:value-type="float" office:value="19" calcext:value-type="float">
            <text:p>19</text:p>
          </table:table-cell>
          <table:table-cell table:formula="of:=[.H17]-[.G17]" office:value-type="float" office:value="22" calcext:value-type="float">
            <text:p>22</text:p>
          </table:table-cell>
          <table:table-cell table:formula="of:=[.I17]-[.H17]" office:value-type="float" office:value="25" calcext:value-type="float">
            <text:p>25</text:p>
          </table:table-cell>
          <table:table-cell table:formula="of:=[.J17]-[.I17]" office:value-type="float" office:value="28" calcext:value-type="float">
            <text:p>28</text:p>
          </table:table-cell>
          <table:table-cell table:formula="of:=[.K17]-[.J17]" office:value-type="float" office:value="31" calcext:value-type="float">
            <text:p>31</text:p>
          </table:table-cell>
          <table:table-cell table:formula="of:=[.L17]-[.K17]" office:value-type="float" office:value="34" calcext:value-type="float">
            <text:p>34</text:p>
          </table:table-cell>
          <table:table-cell table:formula="of:=[.M17]-[.L17]" office:value-type="float" office:value="37" calcext:value-type="float">
            <text:p>37</text:p>
          </table:table-cell>
          <table:table-cell table:formula="of:=[.N17]-[.M17]"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table:formula="of:=[.E6]-[.D6]" office:value-type="float" office:value="61" calcext:value-type="float">
            <text:p>61</text:p>
          </table:table-cell>
          <table:table-cell table:formula="of:=[.F6]-[.E6]" office:value-type="float" office:value="93" calcext:value-type="float">
            <text:p>93</text:p>
          </table:table-cell>
          <table:table-cell table:formula="of:=[.G6]-[.F6]" office:value-type="float" office:value="131" calcext:value-type="float">
            <text:p>131</text:p>
          </table:table-cell>
          <table:table-cell table:formula="of:=[.H6]-[.G6]" office:value-type="float" office:value="175" calcext:value-type="float">
            <text:p>175</text:p>
          </table:table-cell>
          <table:table-cell table:formula="of:=[.I6]-[.H6]" office:value-type="float" office:value="225" calcext:value-type="float">
            <text:p>225</text:p>
          </table:table-cell>
          <table:table-cell table:formula="of:=[.J6]-[.I6]" office:value-type="float" office:value="281" calcext:value-type="float">
            <text:p>281</text:p>
          </table:table-cell>
          <table:table-cell table:formula="of:=[.K6]-[.J6]" office:value-type="float" office:value="343" calcext:value-type="float">
            <text:p>343</text:p>
          </table:table-cell>
          <table:table-cell table:formula="of:=[.L6]-[.K6]" office:value-type="float" office:value="411" calcext:value-type="float">
            <text:p>411</text:p>
          </table:table-cell>
          <table:table-cell table:formula="of:=[.M6]-[.L6]" office:value-type="float" office:value="485" calcext:value-type="float">
            <text:p>485</text:p>
          </table:table-cell>
          <table:table-cell table:formula="of:=[.N6]-[.M6]" office:value-type="float" office:value="565" calcext:value-type="float">
            <text:p>565</text:p>
          </table:table-cell>
        </table:table-row>
        <table:table-row table:style-name="ro1">
          <table:table-cell table:number-columns-repeated="5"/>
          <table:table-cell table:formula="of:=[.F19]-[.E19]" office:value-type="float" office:value="32" calcext:value-type="float">
            <text:p>32</text:p>
          </table:table-cell>
          <table:table-cell table:formula="of:=[.G19]-[.F19]" office:value-type="float" office:value="38" calcext:value-type="float">
            <text:p>38</text:p>
          </table:table-cell>
          <table:table-cell table:formula="of:=[.H19]-[.G19]" office:value-type="float" office:value="44" calcext:value-type="float">
            <text:p>44</text:p>
          </table:table-cell>
          <table:table-cell table:formula="of:=[.I19]-[.H19]" office:value-type="float" office:value="50" calcext:value-type="float">
            <text:p>50</text:p>
          </table:table-cell>
          <table:table-cell table:formula="of:=[.J19]-[.I19]" office:value-type="float" office:value="56" calcext:value-type="float">
            <text:p>56</text:p>
          </table:table-cell>
          <table:table-cell table:formula="of:=[.K19]-[.J19]" office:value-type="float" office:value="62" calcext:value-type="float">
            <text:p>62</text:p>
          </table:table-cell>
          <table:table-cell table:formula="of:=[.L19]-[.K19]" office:value-type="float" office:value="68" calcext:value-type="float">
            <text:p>68</text:p>
          </table:table-cell>
          <table:table-cell table:formula="of:=[.M19]-[.L19]" office:value-type="float" office:value="74" calcext:value-type="float">
            <text:p>74</text:p>
          </table:table-cell>
          <table:table-cell table:formula="of:=[.N19]-[.M19]"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21]+10" office:value-type="float" office:value="40" calcext:value-type="float">
            <text:p>40</text:p>
          </table:table-cell>
          <table:table-cell table:formula="of:=[.F21]+10" office:value-type="float" office:value="50" calcext:value-type="float">
            <text:p>50</text:p>
          </table:table-cell>
          <table:table-cell table:formula="of:=[.G21]+10" office:value-type="float" office:value="60" calcext:value-type="float">
            <text:p>60</text:p>
          </table:table-cell>
          <table:table-cell table:formula="of:=[.H21]+10" office:value-type="float" office:value="70" calcext:value-type="float">
            <text:p>70</text:p>
          </table:table-cell>
          <table:table-cell table:formula="of:=[.I21]+10" office:value-type="float" office:value="80" calcext:value-type="float">
            <text:p>80</text:p>
          </table:table-cell>
          <table:table-cell table:formula="of:=[.J21]+10" office:value-type="float" office:value="90" calcext:value-type="float">
            <text:p>90</text:p>
          </table:table-cell>
          <table:table-cell table:formula="of:=[.K21]+10" office:value-type="float" office:value="100" calcext:value-type="float">
            <text:p>100</text:p>
          </table:table-cell>
          <table:table-cell table:formula="of:=[.L21]+10"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r_gp</text:p>
          </table:table-cell>
          <table:table-cell table:formula="of:=3*[.A3]" office:value-type="float" office:value="3" calcext:value-type="float">
            <text:p>3</text:p>
          </table:table-cell>
          <table:table-cell table:formula="of:=[.F23]-[.F25]" office:value-type="float" office:value="12" calcext:value-type="float">
            <text:p>12</text:p>
          </table:table-cell>
          <table:table-cell table:formula="of:=[.G23]-[.G25]" office:value-type="float" office:value="30" calcext:value-type="float">
            <text:p>30</text:p>
          </table:table-cell>
          <table:table-cell table:formula="of:=[.H23]-[.H25]" office:value-type="float" office:value="60" calcext:value-type="float">
            <text:p>60</text:p>
          </table:table-cell>
          <table:table-cell table:formula="of:=[.I23]-[.I25]" office:value-type="float" office:value="105" calcext:value-type="float">
            <text:p>105</text:p>
          </table:table-cell>
          <table:table-cell table:formula="of:=[.J23]-[.J25]" office:value-type="float" office:value="168" calcext:value-type="float">
            <text:p>168</text:p>
          </table:table-cell>
          <table:table-cell table:formula="of:=[.K23]-[.K25]" office:value-type="float" office:value="252" calcext:value-type="float">
            <text:p>252</text:p>
          </table:table-cell>
          <table:table-cell table:formula="of:=[.L23]-[.L25]" office:value-type="float" office:value="360" calcext:value-type="float">
            <text:p>360</text:p>
          </table:table-cell>
          <table:table-cell table:formula="of:=[.M23]-[.M25]" office:value-type="float" office:value="495" calcext:value-type="float">
            <text:p>495</text:p>
          </table:table-cell>
          <table:table-cell/>
        </table:table-row>
        <table:table-row table:style-name="ro1">
          <table:table-cell table:number-columns-repeated="4"/>
          <table:table-cell table:formula="of:=[.D5]+[.E21]+[.E22]"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office:value-type="float" office:value="533" calcext:value-type="float">
            <text:p>533</text:p>
          </table:table-cell>
          <table:table-cell office:value-type="float" office:value="707" calcext:value-type="float">
            <text:p>707</text:p>
          </table:table-cell>
          <table:table-cell office:value-type="float" office:value="915" calcext:value-type="float">
            <text:p>915</text:p>
          </table:table-cell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formula="of:=[.E21]+[.D5]" office:value-type="float" office:value="65" calcext:value-type="float">
            <text:p>65</text:p>
          </table:table-cell>
          <table:table-cell table:formula="of:=[.F21]+[.E25]" office:value-type="float" office:value="105" calcext:value-type="float">
            <text:p>105</text:p>
          </table:table-cell>
          <table:table-cell table:formula="of:=[.G21]+[.F25]" office:value-type="float" office:value="155" calcext:value-type="float">
            <text:p>155</text:p>
          </table:table-cell>
          <table:table-cell table:formula="of:=[.H21]+[.G25]" office:value-type="float" office:value="215" calcext:value-type="float">
            <text:p>215</text:p>
          </table:table-cell>
          <table:table-cell table:formula="of:=[.I21]+[.H25]" office:value-type="float" office:value="285" calcext:value-type="float">
            <text:p>285</text:p>
          </table:table-cell>
          <table:table-cell table:formula="of:=[.J21]+[.I25]" office:value-type="float" office:value="365" calcext:value-type="float">
            <text:p>365</text:p>
          </table:table-cell>
          <table:table-cell table:formula="of:=[.K21]+[.J25]" office:value-type="float" office:value="455" calcext:value-type="float">
            <text:p>455</text:p>
          </table:table-cell>
          <table:table-cell table:formula="of:=[.L21]+[.K25]" office:value-type="float" office:value="555" calcext:value-type="float">
            <text:p>555</text:p>
          </table:table-cell>
          <table:table-cell table:formula="of:=[.M21]+[.L25]" office:value-type="float" office:value="665" calcext:value-type="float">
            <text:p>66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22]/3" office:value-type="float" office:value="4" calcext:value-type="float">
            <text:p>4</text:p>
          </table:table-cell>
          <table:table-cell table:formula="of:=[.G22]/3" office:value-type="float" office:value="10" calcext:value-type="float">
            <text:p>10</text:p>
          </table:table-cell>
          <table:table-cell table:formula="of:=[.H22]/3" office:value-type="float" office:value="20" calcext:value-type="float">
            <text:p>20</text:p>
          </table:table-cell>
          <table:table-cell table:formula="of:=[.I22]/3" office:value-type="float" office:value="35" calcext:value-type="float">
            <text:p>35</text:p>
          </table:table-cell>
          <table:table-cell table:formula="of:=[.J22]/3" office:value-type="float" office:value="56" calcext:value-type="float">
            <text:p>56</text:p>
          </table:table-cell>
          <table:table-cell table:formula="of:=[.K22]/3" office:value-type="float" office:value="84" calcext:value-type="float">
            <text:p>84</text:p>
          </table:table-cell>
          <table:table-cell table:formula="of:=[.L22]/3" office:value-type="float" office:value="120" calcext:value-type="float">
            <text:p>120</text:p>
          </table:table-cell>
          <table:table-cell table:formula="of:=[.M22]/3" office:value-type="float" office:value="165" calcext:value-type="float">
            <text:p>165</text:p>
          </table:table-cell>
          <table:table-cell/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7" table:style-name="ta1">
        <table:table-column table:style-name="co2" table:number-columns-repeated="14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+[.B1]" office:value-type="float" office:value="2" calcext:value-type="float">
            <text:p>2</text:p>
          </table:table-cell>
          <table:table-cell table:style-name="ce2"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[.B2]" office:value-type="float" office:value="3" calcext:value-type="float">
            <text:p>3</text:p>
          </table:table-cell>
          <table:table-cell table:style-name="ce2"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[.B3]" office:value-type="float" office:value="4" calcext:value-type="float">
            <text:p>4</text:p>
          </table:table-cell>
          <table:table-cell table:style-name="ce2"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5]+[.B4]" office:value-type="float" office:value="5" calcext:value-type="float">
            <text:p>5</text:p>
          </table:table-cell>
          <table:table-cell table:style-name="ce2" table:formula="of:=[.B5]+[.C4]" office:value-type="float" office:value="15" calcext:value-type="float">
            <text:p>15</text:p>
          </table:table-cell>
          <table:table-cell table:style-name="ce2" table:formula="of:=[.C5]+[.D4]" office:value-type="float" office:value="35" calcext:value-type="float">
            <text:p>35</text:p>
          </table:table-cell>
          <table:table-cell table:style-name="ce2" office:value-type="float" office:value="70" calcext:value-type="float">
            <text:p>70</text:p>
          </table:table-cell>
          <table:table-cell table:style-name="ce1" table:formula="of:=2*[.E5]-[.D5]+[.$D3]+([.F$2]-4)*[.$D2]+[.$D1]*2+([.B$2]-2)*[.$D1]" office:value-type="float" office:value="125" calcext:value-type="float">
            <text:p>125</text:p>
          </table:table-cell>
          <table:table-cell table:style-name="ce1" table:formula="of:=2*[.F5]-[.E5]+[.$D3]+([.G$2]-4)*[.$D2]+[.$D1]*2+([.C$2]-2)*[.$D1]" office:value-type="float" office:value="205" calcext:value-type="float">
            <text:p>205</text:p>
          </table:table-cell>
          <table:table-cell table:style-name="ce1" table:formula="of:=2*[.G5]-[.F5]+[.$D3]+([.H$2]-4)*[.$D2]+[.$D1]*2+([.D$2]-2)*[.$D1]" office:value-type="float" office:value="315" calcext:value-type="float">
            <text:p>315</text:p>
          </table:table-cell>
          <table:table-cell table:style-name="ce1" table:formula="of:=2*[.H5]-[.G5]+[.$D3]+([.I$2]-4)*[.$D2]+[.$D1]*2+([.E$2]-2)*[.$D1]" office:value-type="float" office:value="460" calcext:value-type="float">
            <text:p>460</text:p>
          </table:table-cell>
          <table:table-cell table:style-name="ce1" table:formula="of:=2*[.I5]-[.H5]+[.$D3]+([.J$2]-4)*[.$D2]+[.$D1]*2+([.F$2]-2)*[.$D1]" office:value-type="float" office:value="645" calcext:value-type="float">
            <text:p>645</text:p>
          </table:table-cell>
          <table:table-cell table:style-name="ce1" table:formula="of:=2*[.J5]-[.I5]+[.$D3]+([.K$2]-4)*[.$D2]+[.$D1]*2+([.G$2]-2)*[.$D1]" office:value-type="float" office:value="875" calcext:value-type="float">
            <text:p>875</text:p>
          </table:table-cell>
          <table:table-cell table:style-name="ce1" table:formula="of:=2*[.K5]-[.J5]+[.$D3]+([.L$2]-4)*[.$D2]+[.$D1]*2+([.H$2]-2)*[.$D1]" office:value-type="float" office:value="1155" calcext:value-type="float">
            <text:p>1155</text:p>
          </table:table-cell>
          <table:table-cell table:style-name="ce1" table:formula="of:=2*[.L5]-[.K5]+[.$D3]+([.M$2]-4)*[.$D2]+[.$D1]*2+([.I$2]-2)*[.$D1]" office:value-type="float" office:value="1490" calcext:value-type="float">
            <text:p>1490</text:p>
          </table:table-cell>
          <table:table-cell table:style-name="ce1" table:formula="of:=2*[.M5]-[.L5]+[.$D3]+([.N$2]-4)*[.$D2]+[.$D1]*2+([.J$2]-2)*[.$D1]" office:value-type="float" office:value="1885" calcext:value-type="float">
            <text:p>188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6]+[.B5]" office:value-type="float" office:value="6" calcext:value-type="float">
            <text:p>6</text:p>
          </table:table-cell>
          <table:table-cell table:style-name="ce2" table:formula="of:=[.B6]+[.C5]" office:value-type="float" office:value="21" calcext:value-type="float">
            <text:p>21</text:p>
          </table:table-cell>
          <table:table-cell table:style-name="ce2" table:formula="of:=[.C6]+[.D5]" office:value-type="float" office:value="56" calcext:value-type="float">
            <text:p>56</text:p>
          </table:table-cell>
          <table:table-cell table:style-name="ce1" table:formula="of:=2*[.D6]-[.C6]+[.$D4]+([.E$2]-4)*[.$D3]+[.$D2]*2+([.A$2]-2)*[.$D2]" office:value-type="float" office:value="125" calcext:value-type="float">
            <text:p>125</text:p>
          </table:table-cell>
          <table:table-cell table:style-name="ce1" table:formula="of:=2*[.E6]-[.D6]+[.$D4]+([.F$2]-4)*[.$D3]+[.$D2]*2+([.B$2]-2)*[.$D2]" office:value-type="float" office:value="242" calcext:value-type="float">
            <text:p>242</text:p>
          </table:table-cell>
          <table:table-cell table:style-name="ce1" table:formula="of:=2*[.F6]-[.E6]+[.$D4]+([.G$2]-4)*[.$D3]+[.$D2]*2+([.C$2]-2)*[.$D2]" office:value-type="float" office:value="421" calcext:value-type="float">
            <text:p>421</text:p>
          </table:table-cell>
          <table:table-cell table:style-name="ce1" table:formula="of:=2*[.G6]-[.F6]+[.$D4]+([.H$2]-4)*[.$D3]+[.$D2]*2+([.D$2]-2)*[.$D2]" office:value-type="float" office:value="676" calcext:value-type="float">
            <text:p>676</text:p>
          </table:table-cell>
          <table:table-cell table:style-name="ce1" table:formula="of:=2*[.H6]-[.G6]+[.$D4]+([.I$2]-4)*[.$D3]+[.$D2]*2+([.E$2]-2)*[.$D2]" office:value-type="float" office:value="1021" calcext:value-type="float">
            <text:p>1021</text:p>
          </table:table-cell>
          <table:table-cell table:style-name="ce1" table:formula="of:=2*[.I6]-[.H6]+[.$D4]+([.J$2]-4)*[.$D3]+[.$D2]*2+([.F$2]-2)*[.$D2]" office:value-type="float" office:value="1470" calcext:value-type="float">
            <text:p>1470</text:p>
          </table:table-cell>
          <table:table-cell table:style-name="ce1" table:formula="of:=2*[.J6]-[.I6]+[.$D4]+([.K$2]-4)*[.$D3]+[.$D2]*2+([.G$2]-2)*[.$D2]" office:value-type="float" office:value="2037" calcext:value-type="float">
            <text:p>2037</text:p>
          </table:table-cell>
          <table:table-cell table:style-name="ce1" table:formula="of:=2*[.K6]-[.J6]+[.$D4]+([.L$2]-4)*[.$D3]+[.$D2]*2+([.H$2]-2)*[.$D2]" office:value-type="float" office:value="2736" calcext:value-type="float">
            <text:p>2736</text:p>
          </table:table-cell>
          <table:table-cell table:style-name="ce1" table:formula="of:=2*[.L6]-[.K6]+[.$D4]+([.M$2]-4)*[.$D3]+[.$D2]*2+([.I$2]-2)*[.$D2]" office:value-type="float" office:value="3581" calcext:value-type="float">
            <text:p>3581</text:p>
          </table:table-cell>
          <table:table-cell table:style-name="ce1" table:formula="of:=2*[.M6]-[.L6]+[.$D4]+([.N$2]-4)*[.$D3]+[.$D2]*2+([.J$2]-2)*[.$D2]" office:value-type="float" office:value="4586" calcext:value-type="float">
            <text:p>458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7]+[.B6]" office:value-type="float" office:value="7" calcext:value-type="float">
            <text:p>7</text:p>
          </table:table-cell>
          <table:table-cell table:style-name="ce2" table:formula="of:=[.B7]+[.C6]" office:value-type="float" office:value="28" calcext:value-type="float">
            <text:p>28</text:p>
          </table:table-cell>
          <table:table-cell table:style-name="ce2" table:formula="of:=[.C7]+[.D6]" office:value-type="float" office:value="84" calcext:value-type="float">
            <text:p>84</text:p>
          </table:table-cell>
          <table:table-cell table:style-name="ce1" table:formula="of:=2*[.D7]-[.C7]+[.$D5]+([.E$2]-4)*[.$D4]+[.$D3]*2+([.A$2]-2)*[.$D3]" office:value-type="float" office:value="205" calcext:value-type="float">
            <text:p>205</text:p>
          </table:table-cell>
          <table:table-cell table:style-name="ce1" table:formula="of:=2*[.E7]-[.D7]+[.$D5]+([.F$2]-4)*[.$D4]+[.$D3]*2+([.B$2]-2)*[.$D3]" office:value-type="float" office:value="421" calcext:value-type="float">
            <text:p>421</text:p>
          </table:table-cell>
          <table:table-cell table:style-name="ce1" table:formula="of:=2*[.F7]-[.E7]+[.$D5]+([.G$2]-4)*[.$D4]+[.$D3]*2+([.C$2]-2)*[.$D3]" office:value-type="float" office:value="762" calcext:value-type="float">
            <text:p>762</text:p>
          </table:table-cell>
          <table:table-cell table:style-name="ce1" table:formula="of:=2*[.G7]-[.F7]+[.$D5]+([.H$2]-4)*[.$D4]+[.$D3]*2+([.D$2]-2)*[.$D3]" office:value-type="float" office:value="1258" calcext:value-type="float">
            <text:p>1258</text:p>
          </table:table-cell>
          <table:table-cell table:style-name="ce1" table:formula="of:=2*[.H7]-[.G7]+[.$D5]+([.I$2]-4)*[.$D4]+[.$D3]*2+([.E$2]-2)*[.$D3]" office:value-type="float" office:value="1939" calcext:value-type="float">
            <text:p>1939</text:p>
          </table:table-cell>
          <table:table-cell table:style-name="ce1" table:formula="of:=2*[.I7]-[.H7]+[.$D5]+([.J$2]-4)*[.$D4]+[.$D3]*2+([.F$2]-2)*[.$D3]" office:value-type="float" office:value="2835" calcext:value-type="float">
            <text:p>2835</text:p>
          </table:table-cell>
          <table:table-cell table:style-name="ce1" table:formula="of:=2*[.J7]-[.I7]+[.$D5]+([.K$2]-4)*[.$D4]+[.$D3]*2+([.G$2]-2)*[.$D3]" office:value-type="float" office:value="3976" calcext:value-type="float">
            <text:p>3976</text:p>
          </table:table-cell>
          <table:table-cell table:style-name="ce1" table:formula="of:=2*[.K7]-[.J7]+[.$D5]+([.L$2]-4)*[.$D4]+[.$D3]*2+([.H$2]-2)*[.$D3]" office:value-type="float" office:value="5392" calcext:value-type="float">
            <text:p>5392</text:p>
          </table:table-cell>
          <table:table-cell table:style-name="ce1" table:formula="of:=2*[.L7]-[.K7]+[.$D5]+([.M$2]-4)*[.$D4]+[.$D3]*2+([.I$2]-2)*[.$D3]" office:value-type="float" office:value="7113" calcext:value-type="float">
            <text:p>7113</text:p>
          </table:table-cell>
          <table:table-cell table:style-name="ce1" table:formula="of:=2*[.M7]-[.L7]+[.$D5]+([.N$2]-4)*[.$D4]+[.$D3]*2+([.J$2]-2)*[.$D3]" office:value-type="float" office:value="9169" calcext:value-type="float">
            <text:p>916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+[.B7]" office:value-type="float" office:value="8" calcext:value-type="float">
            <text:p>8</text:p>
          </table:table-cell>
          <table:table-cell table:style-name="ce2" table:formula="of:=[.B8]+[.C7]" office:value-type="float" office:value="36" calcext:value-type="float">
            <text:p>36</text:p>
          </table:table-cell>
          <table:table-cell table:style-name="ce2" table:formula="of:=[.C8]+[.D7]" office:value-type="float" office:value="120" calcext:value-type="float">
            <text:p>120</text:p>
          </table:table-cell>
          <table:table-cell table:style-name="ce1" table:formula="of:=2*[.D8]-[.C8]+[.$D6]+([.E$2]-4)*[.$D5]+[.$D4]*2+([.A$2]-2)*[.$D4]" office:value-type="float" office:value="315" calcext:value-type="float">
            <text:p>315</text:p>
          </table:table-cell>
          <table:table-cell table:style-name="ce1" table:formula="of:=2*[.E8]-[.D8]+[.$D6]+([.F$2]-4)*[.$D5]+[.$D4]*2+([.B$2]-2)*[.$D4]" office:value-type="float" office:value="676" calcext:value-type="float">
            <text:p>676</text:p>
          </table:table-cell>
          <table:table-cell table:style-name="ce1" table:formula="of:=2*[.F8]-[.E8]+[.$D6]+([.G$2]-4)*[.$D5]+[.$D4]*2+([.C$2]-2)*[.$D4]" office:value-type="float" office:value="1258" calcext:value-type="float">
            <text:p>1258</text:p>
          </table:table-cell>
          <table:table-cell table:style-name="ce1" table:formula="of:=2*[.G8]-[.F8]+[.$D6]+([.H$2]-4)*[.$D5]+[.$D4]*2+([.D$2]-2)*[.$D4]" office:value-type="float" office:value="2116" calcext:value-type="float">
            <text:p>2116</text:p>
          </table:table-cell>
          <table:table-cell table:style-name="ce1" table:formula="of:=2*[.H8]-[.G8]+[.$D6]+([.I$2]-4)*[.$D5]+[.$D4]*2+([.E$2]-2)*[.$D4]" office:value-type="float" office:value="3305" calcext:value-type="float">
            <text:p>3305</text:p>
          </table:table-cell>
          <table:table-cell table:style-name="ce1" table:formula="of:=2*[.I8]-[.H8]+[.$D6]+([.J$2]-4)*[.$D5]+[.$D4]*2+([.F$2]-2)*[.$D4]" office:value-type="float" office:value="4880" calcext:value-type="float">
            <text:p>4880</text:p>
          </table:table-cell>
          <table:table-cell table:style-name="ce1" table:formula="of:=2*[.J8]-[.I8]+[.$D6]+([.K$2]-4)*[.$D5]+[.$D4]*2+([.G$2]-2)*[.$D4]" office:value-type="float" office:value="6896" calcext:value-type="float">
            <text:p>6896</text:p>
          </table:table-cell>
          <table:table-cell table:style-name="ce1" table:formula="of:=2*[.K8]-[.J8]+[.$D6]+([.L$2]-4)*[.$D5]+[.$D4]*2+([.H$2]-2)*[.$D4]" office:value-type="float" office:value="9408" calcext:value-type="float">
            <text:p>9408</text:p>
          </table:table-cell>
          <table:table-cell table:style-name="ce1" table:formula="of:=2*[.L8]-[.K8]+[.$D6]+([.M$2]-4)*[.$D5]+[.$D4]*2+([.I$2]-2)*[.$D4]" office:value-type="float" office:value="12471" calcext:value-type="float">
            <text:p>12471</text:p>
          </table:table-cell>
          <table:table-cell table:style-name="ce1" table:formula="of:=2*[.M8]-[.L8]+[.$D6]+([.N$2]-4)*[.$D5]+[.$D4]*2+([.J$2]-2)*[.$D4]" office:value-type="float" office:value="16140" calcext:value-type="float">
            <text:p>1614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9]+[.B8]" office:value-type="float" office:value="9" calcext:value-type="float">
            <text:p>9</text:p>
          </table:table-cell>
          <table:table-cell table:style-name="ce2" table:formula="of:=[.B9]+[.C8]" office:value-type="float" office:value="45" calcext:value-type="float">
            <text:p>45</text:p>
          </table:table-cell>
          <table:table-cell table:style-name="ce2" table:formula="of:=[.C9]+[.D8]" office:value-type="float" office:value="165" calcext:value-type="float">
            <text:p>165</text:p>
          </table:table-cell>
          <table:table-cell table:style-name="ce1" table:formula="of:=2*[.D9]-[.C9]+[.$D7]+([.E$2]-4)*[.$D6]+[.$D5]*2+([.A$2]-2)*[.$D5]" office:value-type="float" office:value="460" calcext:value-type="float">
            <text:p>460</text:p>
          </table:table-cell>
          <table:table-cell table:style-name="ce1" table:formula="of:=2*[.E9]-[.D9]+[.$D7]+([.F$2]-4)*[.$D6]+[.$D5]*2+([.B$2]-2)*[.$D5]" office:value-type="float" office:value="1021" calcext:value-type="float">
            <text:p>1021</text:p>
          </table:table-cell>
          <table:table-cell table:style-name="ce1" table:formula="of:=2*[.F9]-[.E9]+[.$D7]+([.G$2]-4)*[.$D6]+[.$D5]*2+([.C$2]-2)*[.$D5]" office:value-type="float" office:value="1939" calcext:value-type="float">
            <text:p>1939</text:p>
          </table:table-cell>
          <table:table-cell table:style-name="ce1" table:formula="of:=2*[.G9]-[.F9]+[.$D7]+([.H$2]-4)*[.$D6]+[.$D5]*2+([.D$2]-2)*[.$D5]" office:value-type="float" office:value="3305" calcext:value-type="float">
            <text:p>3305</text:p>
          </table:table-cell>
          <table:table-cell table:style-name="ce1" table:formula="of:=2*[.H9]-[.G9]+[.$D7]+([.I$2]-4)*[.$D6]+[.$D5]*2+([.E$2]-2)*[.$D5]" office:value-type="float" office:value="5210" calcext:value-type="float">
            <text:p>5210</text:p>
          </table:table-cell>
          <table:table-cell table:style-name="ce1" table:formula="of:=2*[.I9]-[.H9]+[.$D7]+([.J$2]-4)*[.$D6]+[.$D5]*2+([.F$2]-2)*[.$D5]" office:value-type="float" office:value="7745" calcext:value-type="float">
            <text:p>7745</text:p>
          </table:table-cell>
          <table:table-cell table:style-name="ce1" table:formula="of:=2*[.J9]-[.I9]+[.$D7]+([.K$2]-4)*[.$D6]+[.$D5]*2+([.G$2]-2)*[.$D5]" office:value-type="float" office:value="11001" calcext:value-type="float">
            <text:p>11001</text:p>
          </table:table-cell>
          <table:table-cell table:style-name="ce1" table:formula="of:=2*[.K9]-[.J9]+[.$D7]+([.L$2]-4)*[.$D6]+[.$D5]*2+([.H$2]-2)*[.$D5]" office:value-type="float" office:value="15069" calcext:value-type="float">
            <text:p>15069</text:p>
          </table:table-cell>
          <table:table-cell table:style-name="ce1" table:formula="of:=2*[.L9]-[.K9]+[.$D7]+([.M$2]-4)*[.$D6]+[.$D5]*2+([.I$2]-2)*[.$D5]" office:value-type="float" office:value="20040" calcext:value-type="float">
            <text:p>20040</text:p>
          </table:table-cell>
          <table:table-cell table:style-name="ce1" table:formula="of:=2*[.M9]-[.L9]+[.$D7]+([.N$2]-4)*[.$D6]+[.$D5]*2+([.J$2]-2)*[.$D5]" office:value-type="float" office:value="26005" calcext:value-type="float">
            <text:p>2600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0]+[.B9]" office:value-type="float" office:value="10" calcext:value-type="float">
            <text:p>10</text:p>
          </table:table-cell>
          <table:table-cell table:style-name="ce2" table:formula="of:=[.B10]+[.C9]" office:value-type="float" office:value="55" calcext:value-type="float">
            <text:p>55</text:p>
          </table:table-cell>
          <table:table-cell table:style-name="ce2" table:formula="of:=[.C10]+[.D9]" office:value-type="float" office:value="220" calcext:value-type="float">
            <text:p>220</text:p>
          </table:table-cell>
          <table:table-cell table:style-name="ce1" table:formula="of:=2*[.D10]-[.C10]+[.$D8]+([.E$2]-4)*[.$D7]+[.$D6]*2+([.A$2]-2)*[.$D6]" office:value-type="float" office:value="645" calcext:value-type="float">
            <text:p>645</text:p>
          </table:table-cell>
          <table:table-cell table:style-name="ce1" table:formula="of:=2*[.E10]-[.D10]+[.$D8]+([.F$2]-4)*[.$D7]+[.$D6]*2+([.B$2]-2)*[.$D6]" office:value-type="float" office:value="1470" calcext:value-type="float">
            <text:p>1470</text:p>
          </table:table-cell>
          <table:table-cell table:style-name="ce1" table:formula="of:=2*[.F10]-[.E10]+[.$D8]+([.G$2]-4)*[.$D7]+[.$D6]*2+([.C$2]-2)*[.$D6]" office:value-type="float" office:value="2835" calcext:value-type="float">
            <text:p>2835</text:p>
          </table:table-cell>
          <table:table-cell table:style-name="ce1" table:formula="of:=2*[.G10]-[.F10]+[.$D8]+([.H$2]-4)*[.$D7]+[.$D6]*2+([.D$2]-2)*[.$D6]" office:value-type="float" office:value="4880" calcext:value-type="float">
            <text:p>4880</text:p>
          </table:table-cell>
          <table:table-cell table:style-name="ce1" table:formula="of:=2*[.H10]-[.G10]+[.$D8]+([.I$2]-4)*[.$D7]+[.$D6]*2+([.E$2]-2)*[.$D6]" office:value-type="float" office:value="7745" calcext:value-type="float">
            <text:p>7745</text:p>
          </table:table-cell>
          <table:table-cell table:style-name="ce1" table:formula="of:=2*[.I10]-[.H10]+[.$D8]+([.J$2]-4)*[.$D7]+[.$D6]*2+([.F$2]-2)*[.$D6]" office:value-type="float" office:value="11570" calcext:value-type="float">
            <text:p>11570</text:p>
          </table:table-cell>
          <table:table-cell table:style-name="ce1" table:formula="of:=2*[.J10]-[.I10]+[.$D8]+([.K$2]-4)*[.$D7]+[.$D6]*2+([.G$2]-2)*[.$D6]" office:value-type="float" office:value="16495" calcext:value-type="float">
            <text:p>16495</text:p>
          </table:table-cell>
          <table:table-cell table:style-name="ce1" table:formula="of:=2*[.K10]-[.J10]+[.$D8]+([.L$2]-4)*[.$D7]+[.$D6]*2+([.H$2]-2)*[.$D6]" office:value-type="float" office:value="22660" calcext:value-type="float">
            <text:p>22660</text:p>
          </table:table-cell>
          <table:table-cell table:style-name="ce1" table:formula="of:=2*[.L10]-[.K10]+[.$D8]+([.M$2]-4)*[.$D7]+[.$D6]*2+([.I$2]-2)*[.$D6]" office:value-type="float" office:value="30205" calcext:value-type="float">
            <text:p>30205</text:p>
          </table:table-cell>
          <table:table-cell table:style-name="ce1" table:formula="of:=2*[.M10]-[.L10]+[.$D8]+([.N$2]-4)*[.$D7]+[.$D6]*2+([.J$2]-2)*[.$D6]" office:value-type="float" office:value="39270" calcext:value-type="float">
            <text:p>3927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1]+[.B10]" office:value-type="float" office:value="11" calcext:value-type="float">
            <text:p>11</text:p>
          </table:table-cell>
          <table:table-cell table:style-name="ce2" table:formula="of:=[.B11]+[.C10]" office:value-type="float" office:value="66" calcext:value-type="float">
            <text:p>66</text:p>
          </table:table-cell>
          <table:table-cell table:style-name="ce2" table:formula="of:=[.C11]+[.D10]" office:value-type="float" office:value="286" calcext:value-type="float">
            <text:p>286</text:p>
          </table:table-cell>
          <table:table-cell table:style-name="ce1" table:formula="of:=2*[.D11]-[.C11]+[.$D9]+([.E$2]-4)*[.$D8]+[.$D7]*2+([.A$2]-2)*[.$D7]" office:value-type="float" office:value="875" calcext:value-type="float">
            <text:p>875</text:p>
          </table:table-cell>
          <table:table-cell table:style-name="ce1" table:formula="of:=2*[.E11]-[.D11]+[.$D9]+([.F$2]-4)*[.$D8]+[.$D7]*2+([.B$2]-2)*[.$D7]" office:value-type="float" office:value="2037" calcext:value-type="float">
            <text:p>2037</text:p>
          </table:table-cell>
          <table:table-cell table:style-name="ce1" table:formula="of:=2*[.F11]-[.E11]+[.$D9]+([.G$2]-4)*[.$D8]+[.$D7]*2+([.C$2]-2)*[.$D7]" office:value-type="float" office:value="3976" calcext:value-type="float">
            <text:p>3976</text:p>
          </table:table-cell>
          <table:table-cell table:style-name="ce1" table:formula="of:=2*[.G11]-[.F11]+[.$D9]+([.H$2]-4)*[.$D8]+[.$D7]*2+([.D$2]-2)*[.$D7]" office:value-type="float" office:value="6896" calcext:value-type="float">
            <text:p>6896</text:p>
          </table:table-cell>
          <table:table-cell table:style-name="ce1" table:formula="of:=2*[.H11]-[.G11]+[.$D9]+([.I$2]-4)*[.$D8]+[.$D7]*2+([.E$2]-2)*[.$D7]" office:value-type="float" office:value="11001" calcext:value-type="float">
            <text:p>11001</text:p>
          </table:table-cell>
          <table:table-cell table:style-name="ce1" table:formula="of:=2*[.I11]-[.H11]+[.$D9]+([.J$2]-4)*[.$D8]+[.$D7]*2+([.F$2]-2)*[.$D7]" office:value-type="float" office:value="16495" calcext:value-type="float">
            <text:p>16495</text:p>
          </table:table-cell>
          <table:table-cell table:style-name="ce1" table:formula="of:=2*[.J11]-[.I11]+[.$D9]+([.K$2]-4)*[.$D8]+[.$D7]*2+([.G$2]-2)*[.$D7]" office:value-type="float" office:value="23582" calcext:value-type="float">
            <text:p>23582</text:p>
          </table:table-cell>
          <table:table-cell table:style-name="ce1" table:formula="of:=2*[.K11]-[.J11]+[.$D9]+([.L$2]-4)*[.$D8]+[.$D7]*2+([.H$2]-2)*[.$D7]" office:value-type="float" office:value="32466" calcext:value-type="float">
            <text:p>32466</text:p>
          </table:table-cell>
          <table:table-cell table:style-name="ce1" table:formula="of:=2*[.L11]-[.K11]+[.$D9]+([.M$2]-4)*[.$D8]+[.$D7]*2+([.I$2]-2)*[.$D7]" office:value-type="float" office:value="43351" calcext:value-type="float">
            <text:p>43351</text:p>
          </table:table-cell>
          <table:table-cell table:style-name="ce1" table:formula="of:=2*[.M11]-[.L11]+[.$D9]+([.N$2]-4)*[.$D8]+[.$D7]*2+([.J$2]-2)*[.$D7]" office:value-type="float" office:value="56441" calcext:value-type="float">
            <text:p>5644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2]+[.B11]" office:value-type="float" office:value="12" calcext:value-type="float">
            <text:p>12</text:p>
          </table:table-cell>
          <table:table-cell table:style-name="ce2" table:formula="of:=[.B12]+[.C11]" office:value-type="float" office:value="78" calcext:value-type="float">
            <text:p>78</text:p>
          </table:table-cell>
          <table:table-cell table:style-name="ce2" table:formula="of:=[.C12]+[.D11]" office:value-type="float" office:value="364" calcext:value-type="float">
            <text:p>364</text:p>
          </table:table-cell>
          <table:table-cell table:style-name="ce1" table:formula="of:=2*[.D12]-[.C12]+[.$D10]+([.E$2]-4)*[.$D9]+[.$D8]*2+([.A$2]-2)*[.$D8]" office:value-type="float" office:value="1155" calcext:value-type="float">
            <text:p>1155</text:p>
          </table:table-cell>
          <table:table-cell table:style-name="ce1" table:formula="of:=2*[.E12]-[.D12]+[.$D10]+([.F$2]-4)*[.$D9]+[.$D8]*2+([.B$2]-2)*[.$D8]" office:value-type="float" office:value="2736" calcext:value-type="float">
            <text:p>2736</text:p>
          </table:table-cell>
          <table:table-cell table:style-name="ce1" table:formula="of:=2*[.F12]-[.E12]+[.$D10]+([.G$2]-4)*[.$D9]+[.$D8]*2+([.C$2]-2)*[.$D8]" office:value-type="float" office:value="5392" calcext:value-type="float">
            <text:p>5392</text:p>
          </table:table-cell>
          <table:table-cell table:style-name="ce1" table:formula="of:=2*[.G12]-[.F12]+[.$D10]+([.H$2]-4)*[.$D9]+[.$D8]*2+([.D$2]-2)*[.$D8]" office:value-type="float" office:value="9408" calcext:value-type="float">
            <text:p>9408</text:p>
          </table:table-cell>
          <table:table-cell table:style-name="ce1" table:formula="of:=2*[.H12]-[.G12]+[.$D10]+([.I$2]-4)*[.$D9]+[.$D8]*2+([.E$2]-2)*[.$D8]" office:value-type="float" office:value="15069" calcext:value-type="float">
            <text:p>15069</text:p>
          </table:table-cell>
          <table:table-cell table:style-name="ce1" table:formula="of:=2*[.I12]-[.H12]+[.$D10]+([.J$2]-4)*[.$D9]+[.$D8]*2+([.F$2]-2)*[.$D8]" office:value-type="float" office:value="22660" calcext:value-type="float">
            <text:p>22660</text:p>
          </table:table-cell>
          <table:table-cell table:style-name="ce1" table:formula="of:=2*[.J12]-[.I12]+[.$D10]+([.K$2]-4)*[.$D9]+[.$D8]*2+([.G$2]-2)*[.$D8]" office:value-type="float" office:value="32466" calcext:value-type="float">
            <text:p>32466</text:p>
          </table:table-cell>
          <table:table-cell table:style-name="ce1" table:formula="of:=2*[.K12]-[.J12]+[.$D10]+([.L$2]-4)*[.$D9]+[.$D8]*2+([.H$2]-2)*[.$D8]" office:value-type="float" office:value="44772" calcext:value-type="float">
            <text:p>44772</text:p>
          </table:table-cell>
          <table:table-cell table:style-name="ce1" table:formula="of:=2*[.L12]-[.K12]+[.$D10]+([.M$2]-4)*[.$D9]+[.$D8]*2+([.I$2]-2)*[.$D8]" office:value-type="float" office:value="59863" calcext:value-type="float">
            <text:p>59863</text:p>
          </table:table-cell>
          <table:table-cell table:style-name="ce1" table:formula="of:=2*[.M12]-[.L12]+[.$D10]+([.N$2]-4)*[.$D9]+[.$D8]*2+([.J$2]-2)*[.$D8]" office:value-type="float" office:value="78024" calcext:value-type="float">
            <text:p>7802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3]+[.B12]" office:value-type="float" office:value="13" calcext:value-type="float">
            <text:p>13</text:p>
          </table:table-cell>
          <table:table-cell table:style-name="ce2" table:formula="of:=[.B13]+[.C12]" office:value-type="float" office:value="91" calcext:value-type="float">
            <text:p>91</text:p>
          </table:table-cell>
          <table:table-cell table:style-name="ce2" table:formula="of:=[.C13]+[.D12]" office:value-type="float" office:value="455" calcext:value-type="float">
            <text:p>455</text:p>
          </table:table-cell>
          <table:table-cell table:style-name="ce1" table:formula="of:=2*[.D13]-[.C13]+[.$D11]+([.E$2]-4)*[.$D10]+[.$D9]*2+([.A$2]-2)*[.$D9]" office:value-type="float" office:value="1490" calcext:value-type="float">
            <text:p>1490</text:p>
          </table:table-cell>
          <table:table-cell table:style-name="ce1" table:formula="of:=2*[.E13]-[.D13]+[.$D11]+([.F$2]-4)*[.$D10]+[.$D9]*2+([.B$2]-2)*[.$D9]" office:value-type="float" office:value="3581" calcext:value-type="float">
            <text:p>3581</text:p>
          </table:table-cell>
          <table:table-cell table:style-name="ce1" table:formula="of:=2*[.F13]-[.E13]+[.$D11]+([.G$2]-4)*[.$D10]+[.$D9]*2+([.C$2]-2)*[.$D9]" office:value-type="float" office:value="7113" calcext:value-type="float">
            <text:p>7113</text:p>
          </table:table-cell>
          <table:table-cell table:style-name="ce1" table:formula="of:=2*[.G13]-[.F13]+[.$D11]+([.H$2]-4)*[.$D10]+[.$D9]*2+([.D$2]-2)*[.$D9]" office:value-type="float" office:value="12471" calcext:value-type="float">
            <text:p>12471</text:p>
          </table:table-cell>
          <table:table-cell table:style-name="ce1" table:formula="of:=2*[.H13]-[.G13]+[.$D11]+([.I$2]-4)*[.$D10]+[.$D9]*2+([.E$2]-2)*[.$D9]" office:value-type="float" office:value="20040" calcext:value-type="float">
            <text:p>20040</text:p>
          </table:table-cell>
          <table:table-cell table:style-name="ce1" table:formula="of:=2*[.I13]-[.H13]+[.$D11]+([.J$2]-4)*[.$D10]+[.$D9]*2+([.F$2]-2)*[.$D9]" office:value-type="float" office:value="30205" calcext:value-type="float">
            <text:p>30205</text:p>
          </table:table-cell>
          <table:table-cell table:style-name="ce1" table:formula="of:=2*[.J13]-[.I13]+[.$D11]+([.K$2]-4)*[.$D10]+[.$D9]*2+([.G$2]-2)*[.$D9]" office:value-type="float" office:value="43351" calcext:value-type="float">
            <text:p>43351</text:p>
          </table:table-cell>
          <table:table-cell table:style-name="ce1" table:formula="of:=2*[.K13]-[.J13]+[.$D11]+([.L$2]-4)*[.$D10]+[.$D9]*2+([.H$2]-2)*[.$D9]" office:value-type="float" office:value="59863" calcext:value-type="float">
            <text:p>59863</text:p>
          </table:table-cell>
          <table:table-cell table:style-name="ce1" table:formula="of:=2*[.L13]-[.K13]+[.$D11]+([.M$2]-4)*[.$D10]+[.$D9]*2+([.I$2]-2)*[.$D9]" office:value-type="float" office:value="80126" calcext:value-type="float">
            <text:p>80126</text:p>
          </table:table-cell>
          <table:table-cell table:style-name="ce1" table:formula="of:=2*[.M13]-[.L13]+[.$D11]+([.N$2]-4)*[.$D10]+[.$D9]*2+([.J$2]-2)*[.$D9]" office:value-type="float" office:value="104525" calcext:value-type="float">
            <text:p>10452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4]+[.B13]" office:value-type="float" office:value="14" calcext:value-type="float">
            <text:p>14</text:p>
          </table:table-cell>
          <table:table-cell table:style-name="ce2" table:formula="of:=[.B14]+[.C13]" office:value-type="float" office:value="105" calcext:value-type="float">
            <text:p>105</text:p>
          </table:table-cell>
          <table:table-cell table:style-name="ce2" table:formula="of:=[.C14]+[.D13]" office:value-type="float" office:value="560" calcext:value-type="float">
            <text:p>560</text:p>
          </table:table-cell>
          <table:table-cell table:style-name="ce1" table:formula="of:=2*[.D14]-[.C14]+[.$D12]+([.E$2]-4)*[.$D11]+[.$D10]*2+([.A$2]-2)*[.$D10]" office:value-type="float" office:value="1885" calcext:value-type="float">
            <text:p>1885</text:p>
          </table:table-cell>
          <table:table-cell table:style-name="ce1" table:formula="of:=2*[.E14]-[.D14]+[.$D12]+([.F$2]-4)*[.$D11]+[.$D10]*2+([.B$2]-2)*[.$D10]" office:value-type="float" office:value="4586" calcext:value-type="float">
            <text:p>4586</text:p>
          </table:table-cell>
          <table:table-cell table:style-name="ce1" table:formula="of:=2*[.F14]-[.E14]+[.$D12]+([.G$2]-4)*[.$D11]+[.$D10]*2+([.C$2]-2)*[.$D10]" office:value-type="float" office:value="9169" calcext:value-type="float">
            <text:p>9169</text:p>
          </table:table-cell>
          <table:table-cell table:style-name="ce1" table:formula="of:=2*[.G14]-[.F14]+[.$D12]+([.H$2]-4)*[.$D11]+[.$D10]*2+([.D$2]-2)*[.$D10]" office:value-type="float" office:value="16140" calcext:value-type="float">
            <text:p>16140</text:p>
          </table:table-cell>
          <table:table-cell table:style-name="ce1" table:formula="of:=2*[.H14]-[.G14]+[.$D12]+([.I$2]-4)*[.$D11]+[.$D10]*2+([.E$2]-2)*[.$D10]" office:value-type="float" office:value="26005" calcext:value-type="float">
            <text:p>26005</text:p>
          </table:table-cell>
          <table:table-cell table:style-name="ce1" table:formula="of:=2*[.I14]-[.H14]+[.$D12]+([.J$2]-4)*[.$D11]+[.$D10]*2+([.F$2]-2)*[.$D10]" office:value-type="float" office:value="39270" calcext:value-type="float">
            <text:p>39270</text:p>
          </table:table-cell>
          <table:table-cell table:style-name="ce1" table:formula="of:=2*[.J14]-[.I14]+[.$D12]+([.K$2]-4)*[.$D11]+[.$D10]*2+([.G$2]-2)*[.$D10]" office:value-type="float" office:value="56441" calcext:value-type="float">
            <text:p>56441</text:p>
          </table:table-cell>
          <table:table-cell table:style-name="ce1" table:formula="of:=2*[.K14]-[.J14]+[.$D12]+([.L$2]-4)*[.$D11]+[.$D10]*2+([.H$2]-2)*[.$D10]" office:value-type="float" office:value="78024" calcext:value-type="float">
            <text:p>78024</text:p>
          </table:table-cell>
          <table:table-cell table:style-name="ce1" table:formula="of:=2*[.L14]-[.K14]+[.$D12]+([.M$2]-4)*[.$D11]+[.$D10]*2+([.I$2]-2)*[.$D10]" office:value-type="float" office:value="104525" calcext:value-type="float">
            <text:p>104525</text:p>
          </table:table-cell>
          <table:table-cell table:style-name="ce1" table:formula="of:=2*[.M14]-[.L14]+[.$D12]+([.N$2]-4)*[.$D11]+[.$D10]*2+([.J$2]-2)*[.$D10]" office:value-type="float" office:value="136450" calcext:value-type="float">
            <text:p>136450</text:p>
          </table:table-cell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4"/>
          <table:table-cell table:style-name="ce1"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4"/>
          <table:table-cell table:style-name="ce1"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.00.0000</text:date>, <text:time style:data-style-name="N2" text:time-value="14:04:50.8142308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Klotzner</meta:initial-creator>
    <meta:creation-date>2018-07-21T14:15:49.885708333</meta:creation-date>
    <meta:generator>LibreOffice/5.1.6.2$Linux_X86_64 LibreOffice_project/10m0$Build-2</meta:generator>
    <dc:date>2018-08-03T14:27:08.643788545</dc:date>
    <meta:editing-duration>P1DT1H48M2S</meta:editing-duration>
    <meta:editing-cycles>33</meta:editing-cycles>
    <dc:creator>Ing. Klotzner</dc:creator>
    <meta:document-statistic meta:table-count="4" meta:cell-count="1911" meta:object-count="0"/>
  </office:meta>
</office:document-meta>
</file>